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3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8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solid" draw:fill-color="#231f20"/>
    </style:style>
    <style:style style:name="gr11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84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0.92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2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4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0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06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15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3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0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2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8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31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18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0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15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000000" loext:opacity="100%" style:font-name="Helvetica1" fo:font-size="6pt" fo:font-weight="normal" style:font-size-asian="6pt" style:font-weight-asian="normal" style:font-name-complex="Helvetica1" style:font-size-complex="6pt" style:font-weight-complex="normal"/>
    </style:style>
    <style:style style:name="T4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5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34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17cm" svg:height="0.48cm" svg:x="2.087cm" svg:y="2.435cm">
          <draw:text-box>
            <text:p text:style-name="P1"><text:span text:style-name="T1">B. </text:span></text:p>
          </draw:text-box>
        </draw:frame>
        <draw:frame draw:style-name="gr5" draw:text-style-name="P2" draw:layer="layout" svg:width="14.336cm" svg:height="0.48cm" svg:x="2.722cm" svg:y="2.435cm">
          <draw:text-box>
            <text:p text:style-name="P1"><text:span text:style-name="T1">Label with a roman numeral any chord that might be a secondary dominant according </text:span></text:p>
          </draw:text-box>
        </draw:frame>
        <draw:path draw:style-name="gr6" draw:text-style-name="P3" draw:layer="layout" svg:width="13.366cm" svg:height="6.35cm" svg:x="3.487cm" svg:y="6.131cm" svg:viewBox="0 0 13367 6351" svg:d="M12247 6351h1120M9362 6351h1120M6190 6351h1120M3407 6351h1120M368 6351h1120M12246 3175h1120M9252 3175h1120M6211 3175h1120M3118 3175h1121M0 3175h1120M11958 0h1120M8940 0h1120M6111 0h1120M3717 0h1120M365 0h1120">
          <text:p/>
        </draw:path>
        <draw:path draw:style-name="gr7" draw:text-style-name="P3" draw:layer="layout" svg:width="5.851cm" svg:height="0.73cm" svg:x="5.363cm" svg:y="4.443cm" svg:viewBox="0 0 5852 731" svg:d="M5852 731v-731M5748 731v-731M3457 731v-731M3352 731v-731M105 731v-731M0 731v-731">
          <text:p/>
        </draw:path>
        <draw:line draw:style-name="gr8" draw:text-style-name="P3" draw:layer="layout" svg:x1="12.795cm" svg:y1="5.337cm" svg:x2="13.257cm" svg:y2="5.337cm">
          <text:p/>
        </draw:line>
        <draw:path draw:style-name="gr7" draw:text-style-name="P3" draw:layer="layout" svg:width="3.318cm" svg:height="0.73cm" svg:x="14.001cm" svg:y="4.443cm" svg:viewBox="0 0 3319 731" svg:d="M3319 731v-731M3215 731v-731M104 731v-731M0 731v-731">
          <text:p/>
        </draw:path>
        <draw:path draw:style-name="gr9" draw:text-style-name="P3" draw:layer="layout" svg:width="15.252cm" svg:height="0.706cm" svg:x="2.086cm" svg:y="4.455cm" svg:viewBox="0 0 15253 707" svg:d="M0 0h15253M0 178h15253M0 354h15253M0 531h15253M0 707h15253">
          <text:p/>
        </draw:path>
        <draw:path draw:style-name="gr7" draw:text-style-name="P3" draw:layer="layout" svg:width="12.351cm" svg:height="0.73cm" svg:x="4.972cm" svg:y="7.618cm" svg:viewBox="0 0 12352 731" svg:d="M12352 731v-731M12248 731v-731M9358 731v-731M9254 731v-731M6317 731v-731M6213 731v-731M3225 731v-731M3121 731v-731M104 731v-731M0 731v-731">
          <text:p/>
        </draw:path>
        <draw:path draw:style-name="gr9" draw:text-style-name="P3" draw:layer="layout" svg:width="15.256cm" svg:height="0.706cm" svg:x="2.086cm" svg:y="7.63cm" svg:viewBox="0 0 15257 707" svg:d="M0 0h15257M0 177h15257M0 353h15257M0 531h15257M0 707h15257">
          <text:p/>
        </draw:path>
        <draw:line draw:style-name="gr8" draw:text-style-name="P3" draw:layer="layout" svg:x1="4.224cm" svg:y1="10.629cm" svg:x2="4.686cm" svg:y2="10.629cm">
          <text:p/>
        </draw:line>
        <draw:path draw:style-name="gr7" draw:text-style-name="P3" draw:layer="layout" svg:width="3.078cm" svg:height="0.73cm" svg:x="5.429cm" svg:y="10.793cm" svg:viewBox="0 0 3079 731" svg:d="M3079 731v-731M2975 731v-731M104 731v-731M0 731v-731">
          <text:p/>
        </draw:path>
        <draw:line draw:style-name="gr8" draw:text-style-name="P3" draw:layer="layout" svg:x1="10.045cm" svg:y1="11.687cm" svg:x2="10.507cm" svg:y2="11.687cm">
          <text:p/>
        </draw:line>
        <draw:path draw:style-name="gr7" draw:text-style-name="P3" draw:layer="layout" svg:width="5.874cm" svg:height="0.73cm" svg:x="11.445cm" svg:y="10.793cm" svg:viewBox="0 0 5875 731" svg:d="M5875 731v-731M5771 731v-731M3279 731v-731M3174 731v-731M104 731v-731M0 731v-731">
          <text:p/>
        </draw:path>
        <draw:path draw:style-name="gr9" draw:text-style-name="P3" draw:layer="layout" svg:width="15.252cm" svg:height="0.706cm" svg:x="2.086cm" svg:y="10.805cm" svg:viewBox="0 0 15253 707" svg:d="M0 0h15253M0 178h15253M0 354h15253M0 531h15253M0 707h15253">
          <text:p/>
        </draw:path>
        <draw:path draw:style-name="gr10" draw:text-style-name="P4" draw:layer="layout" svg:width="0.475cm" svg:height="0.731cm" svg:x="2.197cm" svg:y="4.442cm" svg:viewBox="0 0 476 732" svg:d="M150 13h-23v708h23zM0 721h79v-708h-79zM161 367h72c9-13 17-21 24-34 8-14 16-23 23-39 7 6 12 11 19 15 17 9 30 15 50 15 13 0 37-4 57-16 28-16 43-34 56-64 11-25 14-43 14-71 0-30-3-49-13-77-14-38-34-59-70-78-20-11-24-11-37-14-14-3-21-4-34-4-37 3-71 13-94 32-19 18-33 33-32 59 1 21 7 38 26 48 14 8 30 9 45 1 14-9 21-24 19-42 0-14-7-25-19-31-14-7-22-2-27-7-10-9 6-26 19-29 27-9 61-18 93-2 30 15 39 51 42 86 1 32 5 47 5 77 0 21-2 48-5 60-4 22-15 36-32 44-34 17-80-12-95-51-7-18-17-52-17-53l-1-6c-1-4-4-6-8-6s-6 2-7 5v26c0 14-8 41-16 61-8 19-14 30-24 48-11 19-20 30-33 47zM233 367h-72c13 17 22 28 33 46 10 16 16 29 24 48s16 45 16 59v26c1 4 3 5 7 5s7-1 8-6l1-6c0-1 10-34 17-52 15-39 61-67 95-52 17 8 28 23 32 45 3 12 5 38 5 60 0 29-4 44-5 76-3 36-12 73-42 87-32 16-66 7-93-2-13-4-30-19-19-30 5-5 13 1 27-6 13-6 19-17 19-32 2-17-5-32-19-40-15-9-31-7-45 1-19 9-25 26-26 46-1 26 13 42 32 59 23 20 57 30 94 33 14 1 21-1 34-3 15-3 17-5 37-15 36-19 56-41 70-79 10-27 13-47 13-77 0-27-3-45-14-70-13-29-28-48-56-64-20-11-44-15-57-15-20 0-33 6-50 14-7 5-12 8-19 14-7-15-15-22-23-37-7-12-15-21-24-33z">
          <text:p/>
        </draw:path>
        <draw:path draw:style-name="gr10" draw:text-style-name="P4" draw:layer="layout" svg:width="0.166cm" svg:height="0.445cm" svg:x="2.714cm" svg:y="4.56cm" svg:viewBox="0 0 167 446" svg:d="M17 446h12c3-4 15-20 27-29 49-43 148-110 97-167-38-44-89-11-117 27l9-277h-45zM103 271c33 35-38 118-38 118l-36 36 5-122c13-26 42-61 69-32z">
          <text:p/>
        </draw:path>
        <draw:path draw:style-name="gr10" draw:text-style-name="P4" draw:layer="layout" svg:width="0.166cm" svg:height="0.445cm" svg:x="2.897cm" svg:y="4.296cm" svg:viewBox="0 0 167 446" svg:d="M16 446h12c3-5 16-20 27-30 49-44 149-110 97-167-38-45-89-12-117 26l9-275h-44zM102 269c33 36-38 120-38 120l-36 36 5-124c13-26 43-60 69-32z">
          <text:p/>
        </draw:path>
        <draw:path draw:style-name="gr10" draw:text-style-name="P4" draw:layer="layout" svg:width="0.166cm" svg:height="0.445cm" svg:x="3.081cm" svg:y="4.648cm" svg:viewBox="0 0 167 446" svg:d="M15 446h12c4-4 16-19 27-29 49-43 149-110 99-167-39-44-90-11-119 27l10-277h-44zM102 271c32 35-38 118-38 118l-37 37 5-123c13-26 43-61 70-32z">
          <text:p/>
        </draw:path>
        <draw:path draw:style-name="gr10" draw:text-style-name="P4" draw:layer="layout" svg:width="0.166cm" svg:height="0.445cm" svg:x="3.264cm" svg:y="4.384cm" svg:viewBox="0 0 167 446" svg:d="M15 446h13c3-4 15-20 26-29 50-44 149-110 99-168-39-44-90-12-119 27l10-276h-44zM102 269c34 37-38 120-38 120l-36 36 5-123c13-26 42-61 69-33z">
          <text:p/>
        </draw:path>
        <draw:path draw:style-name="gr10" draw:text-style-name="P4" draw:layer="layout" svg:width="0.32cm" svg:height="0.208cm" svg:x="4.301cm" svg:y="4.791cm" svg:viewBox="0 0 321 209" svg:d="M94 101c-11-69 16-79 49-79 53-1 76 34 80 79 4 33 19 81-43 88-57 7-79-41-86-88zM320 101c-10-73-94-102-171-101s-147 32-149 101c-2 63 69 110 175 108 84-1 155-51 145-108z">
          <text:p/>
        </draw:path>
        <draw:path draw:style-name="gr10" draw:text-style-name="P4" draw:layer="layout" svg:width="0.32cm" svg:height="0.208cm" svg:x="4.301cm" svg:y="4.615cm" svg:viewBox="0 0 321 209" svg:d="M94 101c-11-70 16-80 49-80 53-1 76 35 80 80 4 33 19 80-43 88-57 7-79-41-86-88zM320 101c-10-73-94-102-171-101-77 0-147 31-149 101-2 63 69 110 175 108 84-1 155-51 145-108z">
          <text:p/>
        </draw:path>
        <draw:path draw:style-name="gr10" draw:text-style-name="P4" draw:layer="layout" svg:width="0.32cm" svg:height="0.208cm" svg:x="4.014cm" svg:y="4.438cm" svg:viewBox="0 0 321 209" svg:d="M93 101c-11-69 16-79 49-79 53-1 76 35 80 79 4 33 19 81-43 89-57 6-79-42-86-89zM320 101c-10-72-95-102-172-101s-146 32-148 101c-2 64 68 110 174 108 85 0 155-51 146-108z">
          <text:p/>
        </draw:path>
        <draw:path draw:style-name="gr10" draw:text-style-name="P4" draw:layer="layout" svg:width="0.32cm" svg:height="0.208cm" svg:x="4.302cm" svg:y="4.35cm" svg:viewBox="0 0 321 209" svg:d="M94 100c-11-68 16-78 49-78 53-1 76 34 80 78 3 34 19 82-43 89-57 7-79-41-86-89zM320 100c-10-72-94-101-171-100s-147 32-149 100c-2 64 69 111 175 109 84-1 155-51 145-109z">
          <text:p/>
        </draw:path>
        <draw:path draw:style-name="gr10" draw:text-style-name="P4" draw:layer="layout" svg:width="0.135cm" svg:height="0.553cm" svg:x="3.557cm" svg:y="4.619cm" svg:viewBox="0 0 136 554" svg:d="M24 367v-144l85-31v143zM24 0h-24l5 427 104-36v163h27l-8-424-104 37z">
          <text:p/>
        </draw:path>
        <draw:path draw:style-name="gr10" draw:text-style-name="P4" draw:layer="layout" svg:width="0.135cm" svg:height="0.553cm" svg:x="3.776cm" svg:y="4.443cm" svg:viewBox="0 0 136 554" svg:d="M23 367v-145l87-31v143zM23 0h-23l4 427 106-37v164h26l-7-426-106 37z">
          <text:p/>
        </draw:path>
        <draw:path draw:style-name="gr10" draw:text-style-name="P4" draw:layer="layout" svg:width="0.755cm" svg:height="0.702cm" svg:x="5.532cm" svg:y="4.36cm" svg:viewBox="0 0 756 703" svg:d="M725 511v-141l31-14v-62l-31 13v-116l31-14v-62l-31 13v-128h-23v139l-60 27v-131h-23v142l-31 14v63l31-12v116l-31 12v64l31-12v121h23v-134l60-29v131zM702 318l-60 27v-114l60-27zM89 227c-15-17 14-91 76-106 144-38 202 155 150 280-45 106-112 202-224 253-34 15-55 22-91 28v21c109-6 188-58 256-114 156-127 217-348 71-466-67-53-173-31-207-7-58 43-79 97-78 153 0 51 63 88 108 70 26-10 52-47 34-96-13-35-50-34-66-30-19 5-28 16-29 14zM525 358c0-21-17-40-39-40s-40 15-41 37c-2 24 17 47 41 47 23 0 40-21 39-44zM528 184c0-24-19-42-42-42-22 0-41 18-42 40-1 24 19 45 42 45s42-19 42-43z">
          <text:p/>
        </draw:path>
        <draw:path draw:style-name="gr10" draw:text-style-name="P4" draw:layer="layout" svg:width="0.167cm" svg:height="0.541cm" svg:x="6.325cm" svg:y="4.625cm" svg:viewBox="0 0 168 542" svg:d="M137 510v-142l31-14v-62l-31 14v-116l31-14v-62l-31 14v-128h-22v138l-62 28v-132h-22v142l-31 14v62l31-12v116l-31 12v64l31-12v122h22v-134l62-29v131zM115 316l-62 28v-114l62-28z">
          <text:p/>
        </draw:path>
        <draw:path draw:style-name="gr10" draw:text-style-name="P4" draw:layer="layout" svg:width="0.168cm" svg:height="0.541cm" svg:x="6.531cm" svg:y="4.272cm" svg:viewBox="0 0 169 542" svg:d="M138 511v-142l31-13v-64l-31 14v-116l31-14v-62l-31 14v-128h-23v138l-61 28v-131h-23v141l-31 14v63l31-12v116l-31 12v64l31-12v121h23v-133l61-29v131zM115 317l-61 28v-115l61-28z">
          <text:p/>
        </draw:path>
        <draw:path draw:style-name="gr10" draw:text-style-name="P4" draw:layer="layout" svg:width="0.167cm" svg:height="0.541cm" svg:x="6.738cm" svg:y="4.537cm" svg:viewBox="0 0 168 542" svg:d="M137 511v-142l31-14v-62l-31 14v-116l31-14v-62l-31 14v-129h-22v139l-61 28v-133h-22v143l-32 14v62l32-12v116l-32 12v64l32-12v121h22v-133l61-30v132zM115 317l-61 28v-114l61-28z">
          <text:p/>
        </draw:path>
        <draw:path draw:style-name="gr10" draw:text-style-name="P4" draw:layer="layout" svg:width="0.32cm" svg:height="0.209cm" svg:x="7.653cm" svg:y="5.055cm" svg:viewBox="0 0 321 210" svg:d="M93 102c-11-70 16-80 49-80 54-1 77 35 81 80 3 32 19 80-43 88-58 7-80-42-87-88zM320 102c-11-73-94-103-172-102-77 1-146 32-148 102-2 63 68 109 175 108 84-1 153-51 145-108z">
          <text:p/>
        </draw:path>
        <draw:path draw:style-name="gr10" draw:text-style-name="P4" draw:layer="layout" svg:width="0.32cm" svg:height="0.208cm" svg:x="7.653cm" svg:y="4.879cm" svg:viewBox="0 0 321 209" svg:d="M93 101c-11-68 16-78 49-78 54-1 77 34 81 78 3 33 19 81-43 88-58 7-80-41-87-88zM320 101c-11-71-94-102-172-101-77 1-146 33-148 101-2 63 68 110 175 108 84-1 153-51 145-108z">
          <text:p/>
        </draw:path>
        <draw:path draw:style-name="gr10" draw:text-style-name="P4" draw:layer="layout" svg:width="0.32cm" svg:height="0.208cm" svg:x="7.653cm" svg:y="4.703cm" svg:viewBox="0 0 321 209" svg:d="M93 100c-11-68 16-79 49-79 54-1 77 35 81 79 3 33 19 80-43 89-58 7-80-42-87-89zM320 100c-11-72-94-101-172-100-77 1-146 32-148 100-2 63 68 111 175 109 84-1 153-52 145-109z">
          <text:p/>
        </draw:path>
        <draw:path draw:style-name="gr10" draw:text-style-name="P4" draw:layer="layout" svg:width="0.32cm" svg:height="0.209cm" svg:x="7.653cm" svg:y="4.526cm" svg:viewBox="0 0 321 210" svg:d="M93 101c-11-69 16-79 49-79 54-1 77 35 81 79 3 33 19 81-43 89-58 7-80-43-87-89zM320 101c-11-72-94-101-172-101-77 1-146 32-148 101-2 64 68 110 175 109 84-1 153-51 145-109z">
          <text:p/>
        </draw:path>
        <draw:path draw:style-name="gr10" draw:text-style-name="P4" draw:layer="layout" svg:width="1.986cm" svg:height="1.316cm" svg:x="7.406cm" svg:y="4.133cm" svg:viewBox="0 0 1987 1317" svg:d="M1773 665l-30-105c55-50 109-106 136-186 59-169 5-244-66-374-78 51-132 137-144 190-29 122 1 184 32 297l3 13c-92 90-186 159-186 280 0 216 206 257 253 256 24-1 46-5 67-10 41 171 54 246-90 271-19 3-50-7-50-17 0-12 78-1 84-76 5-67-31-95-87-96-53-1-88 38-89 93-3 79 87 136 181 109 127-36 100-170 77-273l-4-18c94-34 142-122 123-228-13-73-118-143-210-126zM1726 576l26 94c-34 11-64 35-86 78-44 84 12 174 80 206l4-14c-60-41-69-115-28-164 13-16 31-26 49-32l62 258 1 4c-11 4-23 6-36 7-138 17-228-90-224-200 3-107 77-168 152-237zM1855 999l-62-259c51-4 108 23 132 68 38 69 17 156-70 191zM1721 483l-6-22c-24-85-35-145-6-226 26-73 59-114 124-155 9 41 63 123 10 236-32 68-76 121-122 167zM136 1091v-142l31-14v-62l-31 14v-116l31-14v-62l-31 14v-128h-22v138l-61 28v-131h-22v141l-31 14v62l31-12v116l-31 12v64l31-12v121h22v-133l61-29v131zM114 897l-61 28v-114l61-28z">
          <text:p/>
        </draw:path>
        <draw:path draw:style-name="gr10" draw:text-style-name="P4" draw:layer="layout" svg:width="0.32cm" svg:height="0.209cm" svg:x="10.046cm" svg:y="5.055cm" svg:viewBox="0 0 321 210" svg:d="M94 102c-11-70 16-80 49-80 53-1 76 35 80 80 4 32 19 80-43 88-57 7-79-42-86-88zM320 102c-10-73-94-103-171-102s-147 32-149 102c-2 63 69 109 175 108 84-1 155-51 145-108z">
          <text:p/>
        </draw:path>
        <draw:path draw:style-name="gr10" draw:text-style-name="P4" draw:layer="layout" svg:width="0.32cm" svg:height="0.208cm" svg:x="10.046cm" svg:y="4.879cm" svg:viewBox="0 0 321 209" svg:d="M94 101c-11-68 16-78 49-78 53-1 76 34 80 78 4 33 19 81-43 88-57 7-79-41-86-88zM320 101c-10-71-94-102-171-101s-147 33-149 101c-2 63 69 110 175 108 84-1 155-51 145-108z">
          <text:p/>
        </draw:path>
        <draw:path draw:style-name="gr10" draw:text-style-name="P4" draw:layer="layout" svg:width="0.32cm" svg:height="0.208cm" svg:x="10.046cm" svg:y="4.615cm" svg:viewBox="0 0 321 209" svg:d="M94 101c-11-70 16-80 49-80 53-1 76 35 80 80 4 33 19 80-43 88-57 7-79-41-86-88zM320 101c-10-73-94-102-171-101-77 0-147 31-149 101-2 63 69 110 175 108 84-1 155-51 145-108z">
          <text:p/>
        </draw:path>
        <draw:path draw:style-name="gr10" draw:text-style-name="P4" draw:layer="layout" svg:width="0.168cm" svg:height="0.541cm" svg:x="9.799cm" svg:y="4.449cm" svg:viewBox="0 0 169 542" svg:d="M136 511v-142l33-14v-62l-33 14v-116l33-14v-63l-33 14v-128h-22v138l-61 29v-133h-22v143l-31 14v62l31-12v116l-31 12v64l31-12v121h22v-133l61-30v132zM114 317l-61 28v-115l61-27z">
          <text:p/>
        </draw:path>
        <draw:path draw:style-name="gr10" draw:text-style-name="P4" draw:layer="layout" svg:width="0.754cm" svg:height="0.702cm" svg:x="11.278cm" svg:y="4.36cm" svg:viewBox="0 0 755 703" svg:d="M724 511v-141l31-14v-62l-31 13v-116l31-14v-62l-31 13v-128h-22v139l-61 27v-131h-22v142l-32 14v63l32-12v116l-32 12v64l32-12v121h22v-134l61-29v131zM702 318l-61 27v-114l61-27zM89 227c-16-17 13-91 74-106 144-38 202 155 150 280-45 106-112 202-223 253-33 15-54 22-90 28v21c109-6 186-58 255-114 156-127 218-348 71-466-67-53-173-31-206-7-58 43-80 97-79 153 0 51 63 88 107 70 26-10 52-47 34-96-13-35-49-34-65-30-19 5-27 16-28 14zM524 358c0-21-17-40-38-40-22 0-40 15-42 37-2 24 17 47 42 47 22 0 39-21 38-44zM528 184c0-24-19-42-42-42s-42 17-43 40c-1 24 19 45 43 45 23 0 42-19 42-43z">
          <text:p/>
        </draw:path>
        <draw:path draw:style-name="gr10" draw:text-style-name="P4" draw:layer="layout" svg:width="0.32cm" svg:height="0.208cm" svg:x="12.875cm" svg:y="5.232cm" svg:viewBox="0 0 321 209" svg:d="M94 101c-11-69 16-80 49-80 53-1 76 35 80 80 3 33 19 80-43 88-57 7-79-41-86-88zM320 101c-11-73-94-102-171-101s-147 32-149 101c-2 63 69 110 175 108 84-1 153-51 145-108z">
          <text:p/>
        </draw:path>
        <draw:path draw:style-name="gr10" draw:text-style-name="P4" draw:layer="layout" svg:width="0.32cm" svg:height="0.209cm" svg:x="12.875cm" svg:y="5.055cm" svg:viewBox="0 0 321 210" svg:d="M94 102c-11-70 16-80 49-80 53-1 76 35 80 80 3 32 19 80-43 88-57 7-79-42-86-88zM320 102c-11-73-94-103-171-102s-147 32-149 102c-2 63 69 109 175 108 84-1 153-51 145-108z">
          <text:p/>
        </draw:path>
        <draw:path draw:style-name="gr10" draw:text-style-name="P4" draw:layer="layout" svg:width="0.32cm" svg:height="0.208cm" svg:x="12.875cm" svg:y="4.879cm" svg:viewBox="0 0 321 209" svg:d="M94 101c-11-68 16-78 49-78 53-1 76 34 80 78 3 33 19 81-43 88-57 7-79-41-86-88zM320 101c-11-71-94-102-171-101s-147 33-149 101c-2 63 69 110 175 108 84-1 153-51 145-108z">
          <text:p/>
        </draw:path>
        <draw:path draw:style-name="gr10" draw:text-style-name="P4" draw:layer="layout" svg:width="0.32cm" svg:height="0.208cm" svg:x="12.875cm" svg:y="4.703cm" svg:viewBox="0 0 321 209" svg:d="M94 100c-11-68 16-79 49-79 53-1 76 35 80 79 3 33 19 80-43 89-57 7-79-42-86-89zM320 100c-11-72-94-101-171-100s-147 32-149 100c-2 63 69 111 175 109 84-1 153-52 145-109z">
          <text:p/>
        </draw:path>
        <draw:path draw:style-name="gr10" draw:text-style-name="P4" draw:layer="layout" svg:width="0.168cm" svg:height="0.542cm" svg:x="12.587cm" svg:y="4.889cm" svg:viewBox="0 0 169 543" svg:d="M138 511v-141l31-14v-62l-31 13v-116l31-14v-63l-31 14v-128h-23v139l-60 27v-131h-23v142l-32 14v63l32-13v117l-32 12v64l32-13v122h23v-134l60-29v131zM115 318l-60 27v-115l60-27z">
          <text:p/>
        </draw:path>
        <draw:path draw:style-name="gr10" draw:text-style-name="P4" draw:layer="layout" svg:width="0.468cm" svg:height="1.316cm" svg:x="14.21cm" svg:y="4.133cm" svg:viewBox="0 0 469 1317" svg:d="M255 665l-30-105c55-50 109-106 136-186 59-169 5-244-66-374-78 51-132 137-144 190-29 122 1 184 32 297l3 13c-92 90-186 159-186 280 0 216 206 257 253 256 24-1 46-5 67-10 41 171 54 246-90 271-19 3-50-7-50-17 0-12 78-1 84-76 5-67-31-95-87-96-53-1-88 38-89 93-3 79 87 136 181 109 127-37 100-170 77-273l-4-18c94-34 142-122 123-228-13-73-118-143-210-126zM208 576l26 94c-34 11-64 35-86 78-44 84 12 174 81 206l3-14c-60-41-69-115-28-164 13-16 31-26 49-32l62 258 1 4c-11 4-23 6-36 7-138 17-229-90-225-200 3-107 78-168 153-237zM337 999l-62-259c51-4 108 23 132 68 38 69 17 156-70 191zM203 483l-6-22c-24-85-35-145-6-226 26-73 59-114 124-156 9 42 63 124 10 237-32 68-76 121-122 167z">
          <text:p/>
        </draw:path>
        <draw:path draw:style-name="gr10" draw:text-style-name="P4" draw:layer="layout" svg:width="0.165cm" svg:height="0.446cm" svg:x="14.774cm" svg:y="4.468cm" svg:viewBox="0 0 166 447" svg:d="M15 447h13c3-5 15-20 26-30 50-43 149-110 98-167-38-44-89-11-118 27l10-277h-44zM102 271c33 36-38 119-38 119l-36 36 5-123c13-26 42-60 69-32z">
          <text:p/>
        </draw:path>
        <draw:path draw:style-name="gr10" draw:text-style-name="P4" draw:layer="layout" svg:width="0.166cm" svg:height="0.446cm" svg:x="14.957cm" svg:y="4.207cm" svg:viewBox="0 0 167 447" svg:d="M16 447h12c3-5 16-20 27-30 50-43 149-110 98-167-38-44-90-11-118 27l9-277h-44zM103 271c33 35-39 118-39 118l-36 37 5-123c13-26 43-61 70-32z">
          <text:p/>
        </draw:path>
        <draw:path draw:style-name="gr10" draw:text-style-name="P4" draw:layer="layout" svg:width="0.32cm" svg:height="0.209cm" svg:x="15.894cm" svg:y="5.055cm" svg:viewBox="0 0 321 210" svg:d="M93 102c-11-69 16-80 49-80 53-1 77 36 81 80 3 33 19 80-44 88-57 7-79-42-86-88zM320 102c-11-73-94-102-172-102-77 1-146 33-148 102-2 63 68 110 174 108 85-1 155-51 146-108z">
          <text:p/>
        </draw:path>
        <draw:path draw:style-name="gr10" draw:text-style-name="P4" draw:layer="layout" svg:width="0.32cm" svg:height="0.209cm" svg:x="15.894cm" svg:y="4.879cm" svg:viewBox="0 0 321 210" svg:d="M93 101c-11-68 16-78 49-78 53-1 77 34 81 78 3 33 19 81-44 89-57 7-79-42-86-89zM320 101c-11-71-94-102-172-101-77 1-146 33-148 101-2 64 68 110 174 109 85-1 155-52 146-109z">
          <text:p/>
        </draw:path>
        <draw:path draw:style-name="gr10" draw:text-style-name="P4" draw:layer="layout" svg:width="0.32cm" svg:height="0.208cm" svg:x="16.182cm" svg:y="4.791cm" svg:viewBox="0 0 321 209" svg:d="M93 101c-11-69 16-79 48-79 54-1 76 34 81 79 3 33 19 81-43 88-57 7-79-41-86-88zM320 101c-11-72-96-102-173-101-76 1-146 32-147 101-2 63 68 110 173 108 86-1 155-51 147-108z">
          <text:p/>
        </draw:path>
        <draw:path draw:style-name="gr10" draw:text-style-name="P4" draw:layer="layout" svg:width="0.32cm" svg:height="0.208cm" svg:x="15.894cm" svg:y="4.615cm" svg:viewBox="0 0 321 209" svg:d="M93 101c-11-69 16-80 49-80 53-1 77 35 81 80 3 33 19 80-44 88-57 7-79-41-86-88zM320 101c-11-73-94-102-172-101-77 1-146 32-148 101-2 63 68 110 174 108 85-1 155-51 146-108z">
          <text:p/>
        </draw:path>
        <draw:path draw:style-name="gr10" draw:text-style-name="P4" draw:layer="layout" svg:width="0.167cm" svg:height="0.541cm" svg:x="15.647cm" svg:y="4.449cm" svg:viewBox="0 0 168 542" svg:d="M137 511v-142l31-14v-62l-31 14v-116l31-14v-63l-31 14v-128h-23v138l-61 29v-133h-22v143l-31 14v62l31-12v116l-31 12v64l31-12v121h22v-133l61-30v132zM114 317l-61 28v-114l61-28z">
          <text:p/>
        </draw:path>
        <draw:path draw:style-name="gr10" draw:text-style-name="P4" draw:layer="layout" svg:width="0.528cm" svg:height="0.611cm" svg:x="2.155cm" svg:y="7.626cm" svg:viewBox="0 0 529 612" svg:d="M89 136c-15-18 14-90 75-106 145-39 203 155 151 279-45 107-113 203-224 254-34 14-54 21-91 27v22c109-6 187-59 256-114 156-127 217-349 71-465-66-54-174-32-207-7-57 42-79 96-78 152 0 50 63 87 107 70 26-10 52-48 34-97-13-34-50-34-65-29-19 5-28 15-29 14zM525 267c0-22-17-41-39-41-21 0-40 16-41 38-2 24 17 46 41 46 23 0 40-21 39-43zM529 93c0-23-19-41-43-41-22 0-41 17-42 39-1 24 19 45 42 45 24 0 43-19 43-43z">
          <text:p/>
        </draw:path>
        <draw:path draw:style-name="gr10" draw:text-style-name="P4" draw:layer="layout" svg:width="0.166cm" svg:height="0.445cm" svg:x="2.727cm" svg:y="7.824cm" svg:viewBox="0 0 167 446" svg:d="M16 446h12c4-4 16-20 27-29 49-45 149-111 98-168-38-44-89-12-118 26l10-275h-45zM102 269c33 36-38 119-38 119l-36 37 5-124c13-26 43-60 69-32z">
          <text:p/>
        </draw:path>
        <draw:path draw:style-name="gr10" draw:text-style-name="P4" draw:layer="layout" svg:width="0.166cm" svg:height="0.445cm" svg:x="2.911cm" svg:y="7.559cm" svg:viewBox="0 0 167 446" svg:d="M15 446h12c4-4 16-19 27-29 49-43 149-110 99-167-39-45-90-11-119 27l10-277h-44zM102 271c33 35-38 118-38 118l-37 37 6-123c12-26 42-61 69-32z">
          <text:p/>
        </draw:path>
        <draw:path draw:style-name="gr10" draw:text-style-name="P4" draw:layer="layout" svg:width="0.166cm" svg:height="0.445cm" svg:x="3.094cm" svg:y="7.912cm" svg:viewBox="0 0 167 446" svg:d="M15 446h13c3-4 15-20 26-29 50-44 149-111 99-168-39-44-90-11-119 27l10-276h-44zM102 270c34 35-38 119-38 119l-36 36 5-123c13-26 42-61 69-32z">
          <text:p/>
        </draw:path>
        <draw:path draw:style-name="gr10" draw:text-style-name="P4" draw:layer="layout" svg:width="0.32cm" svg:height="0.209cm" svg:x="3.935cm" svg:y="7.966cm" svg:viewBox="0 0 321 210" svg:d="M94 102c-11-70 16-80 49-80 53-1 76 36 80 80 3 32 19 80-43 88-57 7-79-42-86-88zM320 102c-10-73-94-102-171-102-77 1-147 32-149 102-2 63 69 109 175 108 84-1 154-51 145-108z">
          <text:p/>
        </draw:path>
        <draw:path draw:style-name="gr10" draw:text-style-name="P4" draw:layer="layout" svg:width="0.32cm" svg:height="0.208cm" svg:x="3.935cm" svg:y="7.79cm" svg:viewBox="0 0 321 209" svg:d="M94 101c-11-68 16-78 49-78 53-1 76 34 80 78 3 33 19 81-43 89-57 6-79-42-86-89zM320 101c-10-71-94-102-171-101s-147 33-149 101c-2 63 69 110 175 108 84 0 154-51 145-108z">
          <text:p/>
        </draw:path>
        <draw:path draw:style-name="gr10" draw:text-style-name="P4" draw:layer="layout" svg:width="0.32cm" svg:height="0.208cm" svg:x="3.935cm" svg:y="7.614cm" svg:viewBox="0 0 321 209" svg:d="M94 100c-11-68 16-79 49-79 53-1 76 35 80 79 3 33 19 80-43 89-57 7-79-42-86-89zM320 100c-10-72-94-101-171-100s-147 32-149 100c-2 63 69 111 175 109 84-1 154-52 145-109z">
          <text:p/>
        </draw:path>
        <draw:path draw:style-name="gr10" draw:text-style-name="P4" draw:layer="layout" svg:width="0.32cm" svg:height="0.209cm" svg:x="3.935cm" svg:y="7.437cm" svg:viewBox="0 0 321 210" svg:d="M94 101c-11-69 16-79 49-79 53-1 76 35 80 79 3 33 19 81-43 89-57 7-79-43-86-89zM320 101c-10-72-94-101-171-101-77 1-147 32-149 101-2 64 69 110 175 109 84-1 154-51 145-109z">
          <text:p/>
        </draw:path>
        <draw:path draw:style-name="gr10" draw:text-style-name="P4" draw:layer="layout" svg:width="0.135cm" svg:height="0.553cm" svg:x="3.709cm" svg:y="7.618cm" svg:viewBox="0 0 136 554" svg:d="M24 367v-145l85-31v143zM24 0h-24l5 427 104-37v164h27l-7-425-105 37z">
          <text:p/>
        </draw:path>
        <draw:path draw:style-name="gr10" draw:text-style-name="P4" draw:layer="layout" svg:width="0.468cm" svg:height="1.316cm" svg:x="5.177cm" svg:y="7.308cm" svg:viewBox="0 0 469 1317" svg:d="M255 664l-30-104c55-50 109-106 135-185 59-170 6-244-65-375-78 51-134 138-146 191-28 122 1 184 32 295l4 13c-93 90-185 159-185 280 0 216 206 258 252 256 25-1 47-4 68-9 40 171 53 246-90 271-19 4-51-7-51-17 0-11 79-1 85-76 5-68-31-95-89-97-52-1-87 38-89 93-2 81 88 138 183 110 127-36 100-170 77-273l-5-18c95-35 143-122 124-228-13-73-118-143-210-127zM207 575l26 95c-34 11-65 35-86 77-44 84 12 174 81 207l4-15c-61-40-71-115-29-164 14-16 31-26 49-31l63 258 1 4c-11 3-23 5-36 7-139 16-229-90-226-201 4-106 77-168 153-237zM336 999l-61-259c51-5 108 22 132 68 37 68 17 156-71 191zM202 483l-6-22c-24-84-35-144-6-225 27-73 60-115 125-156 9 41 63 124 10 237-32 67-76 120-123 166z">
          <text:p/>
        </draw:path>
        <draw:path draw:style-name="gr10" draw:text-style-name="P4" draw:layer="layout" svg:width="0.167cm" svg:height="0.541cm" svg:x="5.726cm" svg:y="7.36cm" svg:viewBox="0 0 168 542" svg:d="M137 511v-143l31-14v-62l-31 14v-116l31-14v-62l-31 14v-128h-22v138l-61 28v-132h-23v142l-31 14v62l31-12v116l-31 12v64l31-12v122h23v-134l61-30v133zM115 316l-61 28v-114l61-28z">
          <text:p/>
        </draw:path>
        <draw:path draw:style-name="gr10" draw:text-style-name="P4" draw:layer="layout" svg:width="0.168cm" svg:height="0.541cm" svg:x="5.932cm" svg:y="7.624cm" svg:viewBox="0 0 169 542" svg:d="M137 511v-142l32-14v-62l-32 14v-117l32-14v-62l-32 14v-128h-23v138l-60 28v-131h-23v141l-31 14v64l31-13v116l-31 12v64l31-12v121h23v-133l60-29v131zM114 317l-60 28v-114l60-29z">
          <text:p/>
        </draw:path>
        <draw:path draw:style-name="gr10" draw:text-style-name="P4" draw:layer="layout" svg:width="0.167cm" svg:height="0.542cm" svg:x="6.139cm" svg:y="7.271cm" svg:viewBox="0 0 168 543" svg:d="M137 511v-141l31-14v-62l-31 13v-115l31-14v-62l-31 13v-129h-23v140l-61 27v-131h-22v142l-31 14v62l31-12v116l-31 12v64l31-12v121h22v-133l61-30v131zM114 318l-61 27v-114l61-27z">
          <text:p/>
        </draw:path>
        <draw:path draw:style-name="gr10" draw:text-style-name="P4" draw:layer="layout" svg:width="0.32cm" svg:height="0.208cm" svg:x="7.054cm" svg:y="8.055cm" svg:viewBox="0 0 321 209" svg:d="M93 100c-11-68 16-79 50-79 53-1 76 35 80 79 4 33 19 81-43 89-58 7-80-43-87-89zM320 100c-10-72-94-101-171-100-78 0-147 32-149 100-2 64 68 111 175 109 84-1 154-52 145-109z">
          <text:p/>
        </draw:path>
        <draw:path draw:style-name="gr10" draw:text-style-name="P4" draw:layer="layout" svg:width="0.32cm" svg:height="0.209cm" svg:x="7.054cm" svg:y="7.878cm" svg:viewBox="0 0 321 210" svg:d="M93 100c-11-68 16-78 50-78 53-1 76 34 80 78 4 34 19 82-43 90-58 7-80-42-87-90zM320 100c-10-71-94-101-171-100-78 1-147 32-149 100-2 65 68 111 175 110 84-1 154-51 145-110z">
          <text:p/>
        </draw:path>
        <draw:path draw:style-name="gr10" draw:text-style-name="P4" draw:layer="layout" svg:width="0.32cm" svg:height="0.208cm" svg:x="6.766cm" svg:y="7.702cm" svg:viewBox="0 0 321 209" svg:d="M95 101c-13-69 15-79 48-79 54-1 76 34 80 79 4 33 19 81-43 88-57 7-79-41-85-88zM320 101c-10-73-94-102-171-101-78 1-147 32-149 101-2 63 69 110 175 108 85-1 154-51 145-108z">
          <text:p/>
        </draw:path>
        <draw:path draw:style-name="gr10" draw:text-style-name="P4" draw:layer="layout" svg:width="0.32cm" svg:height="0.208cm" svg:x="7.054cm" svg:y="7.614cm" svg:viewBox="0 0 321 209" svg:d="M93 100c-11-68 16-79 50-79 53-1 76 35 80 79 4 33 19 80-43 89-58 7-80-42-87-89zM320 100c-10-72-94-101-171-100-78 1-147 32-149 100-2 63 68 111 175 109 84-1 154-52 145-109z">
          <text:p/>
        </draw:path>
        <draw:path draw:style-name="gr10" draw:text-style-name="P4" draw:layer="layout" svg:width="0.739cm" svg:height="0.702cm" svg:x="8.255cm" svg:y="7.536cm" svg:viewBox="0 0 740 703" svg:d="M709 510v-142l31-14v-62l-31 14v-116l31-14v-62l-31 14v-128h-22v138l-61 28v-131h-22v141l-31 14v62l31-12v116l-31 12v64l31-12v122h22v-134l61-29v131zM687 316l-61 28v-114l61-28zM89 226c-16-18 13-90 74-106 145-38 203 155 151 279-45 107-113 204-224 255-33 14-54 21-90 27v22c108-6 186-59 256-114 155-128 217-350 70-466-66-53-173-31-206-7-58 42-80 96-79 152 0 50 63 87 107 70 26-10 52-48 34-97-13-34-49-34-65-29-19 5-28 15-28 14zM524 357c0-22-17-41-39-41-21 0-39 16-41 38-2 24 17 46 41 46 23 0 40-21 39-43zM528 183c0-23-19-41-43-41-22 0-41 17-42 39-1 24 19 45 42 45 24 0 43-19 43-43z">
          <text:p/>
        </draw:path>
        <draw:path draw:style-name="gr10" draw:text-style-name="P4" draw:layer="layout" svg:width="0.168cm" svg:height="0.542cm" svg:x="9.033cm" svg:y="7.8cm" svg:viewBox="0 0 169 543" svg:d="M138 511v-141l31-14v-62l-31 13v-115l31-14v-63l-31 14v-129h-23v140l-61 27v-132h-23v143l-31 14v62l31-12v116l-31 12v64l31-12v121h23v-134l61-29v131zM115 318l-61 27v-114l61-27z">
          <text:p/>
        </draw:path>
        <draw:path draw:style-name="gr10" draw:text-style-name="P4" draw:layer="layout" svg:width="0.32cm" svg:height="0.209cm" svg:x="9.859cm" svg:y="7.878cm" svg:viewBox="0 0 321 210" svg:d="M93 100c-11-68 16-78 48-78 55-1 77 34 82 78 3 34 19 82-44 90-58 7-79-42-86-90zM320 100c-11-71-95-101-173-100-76 1-146 32-147 100-2 65 68 111 173 110 86-1 155-51 147-110z">
          <text:p/>
        </draw:path>
        <draw:path draw:style-name="gr10" draw:text-style-name="P4" draw:layer="layout" svg:width="0.32cm" svg:height="0.208cm" svg:x="10.146cm" svg:y="7.79cm" svg:viewBox="0 0 321 209" svg:d="M94 101c-12-68 15-78 48-78 54-1 76 34 82 78 3 33 19 81-45 89-57 6-78-42-85-89zM320 101c-10-71-94-102-172-101-77 1-146 33-148 101-1 63 69 110 174 108 86 0 155-51 146-108z">
          <text:p/>
        </draw:path>
        <draw:path draw:style-name="gr10" draw:text-style-name="P4" draw:layer="layout" svg:width="0.32cm" svg:height="0.208cm" svg:x="10.146cm" svg:y="7.614cm" svg:viewBox="0 0 321 209" svg:d="M94 100c-12-68 15-79 48-79 54-1 76 35 82 79 3 33 19 80-45 89-57 7-78-42-85-89zM320 100c-10-72-94-101-172-100-77 1-146 32-148 100-1 63 69 111 174 109 86-1 155-52 146-109z">
          <text:p/>
        </draw:path>
        <draw:path draw:style-name="gr10" draw:text-style-name="P4" draw:layer="layout" svg:width="0.32cm" svg:height="0.209cm" svg:x="10.146cm" svg:y="7.437cm" svg:viewBox="0 0 321 210" svg:d="M94 101c-12-69 15-79 48-79 54-1 76 35 82 79 3 33 19 81-45 89-57 7-78-43-85-89zM320 101c-10-72-94-101-172-101-77 1-146 32-148 101-1 64 69 111 174 109 86-1 155-51 146-109z">
          <text:p/>
        </draw:path>
        <draw:path draw:style-name="gr10" draw:text-style-name="P4" draw:layer="layout" svg:width="0.168cm" svg:height="0.541cm" svg:x="9.689cm" svg:y="7.448cm" svg:viewBox="0 0 169 542" svg:d="M138 511v-143l31-14v-62l-31 14v-116l31-14v-62l-31 14v-128h-23v138l-61 28v-132h-23v142l-31 14v62l31-12v116l-31 12v65l31-12v121h23v-133l61-31v133zM115 316l-61 28v-114l61-28z">
          <text:p/>
        </draw:path>
        <draw:path draw:style-name="gr10" draw:text-style-name="P4" draw:layer="layout" svg:width="0.468cm" svg:height="1.316cm" svg:x="11.388cm" svg:y="7.308cm" svg:viewBox="0 0 469 1317" svg:d="M255 664l-31-104c56-50 109-106 136-185 59-170 5-244-65-375-78 51-133 138-145 191-28 122 1 184 32 295l4 13c-93 90-186 159-186 280 0 216 205 258 252 256 24-1 47-4 68-9 40 171 53 246-90 271-19 4-51-7-51-17 0-11 78-1 84-76 6-68-31-95-87-97-53-1-87 38-89 93-3 81 87 138 182 110 127-36 100-170 76-273l-4-18c94-35 143-122 124-228-13-73-119-143-210-127zM207 575l26 95c-34 11-64 35-85 77-45 84 12 174 80 207l3-15c-59-40-69-115-27-164 13-16 30-26 48-31l62 258 1 4c-10 3-22 5-35 7-139 16-229-90-226-201 3-106 78-168 153-237zM336 999l-61-259c51-5 108 22 132 68 37 68 16 156-71 191zM203 483l-6-22c-24-84-36-144-6-225 26-73 58-115 123-156 10 41 63 124 11 237-32 67-76 120-122 166z">
          <text:p/>
        </draw:path>
        <draw:path draw:style-name="gr10" draw:text-style-name="P4" draw:layer="layout" svg:width="1.571cm" svg:height="0.446cm" svg:x="11.936cm" svg:y="7.647cm" svg:viewBox="0 0 1572 447" svg:d="M1344 332c-11-68 16-78 49-78 54-1 77 34 81 78 4 33 19 81-43 89-58 7-80-42-87-89zM1571 332c-10-71-94-101-172-100-77 1-146 32-148 100-2 64 68 110 175 109 84-1 154-51 145-109zM16 447h12c3-5 16-20 27-30 49-43 148-110 97-167-38-44-89-11-117 27l9-277h-44zM102 271c33 36-38 119-38 119l-36 36 5-123c13-26 43-60 69-32z">
          <text:p/>
        </draw:path>
        <draw:path draw:style-name="gr10" draw:text-style-name="P4" draw:layer="layout" svg:width="0.32cm" svg:height="0.208cm" svg:x="12.899cm" svg:y="7.702cm" svg:viewBox="0 0 321 209" svg:d="M95 101c-12-69 15-79 48-79 54-1 76 34 80 79 4 33 19 81-43 88-57 7-79-41-85-88zM320 101c-10-73-94-102-171-101s-147 32-149 101c-2 63 69 110 175 108 85-1 154-51 145-108z">
          <text:p/>
        </draw:path>
        <draw:path draw:style-name="gr10" draw:text-style-name="P4" draw:layer="layout" svg:width="0.32cm" svg:height="0.208cm" svg:x="13.187cm" svg:y="7.614cm" svg:viewBox="0 0 321 209" svg:d="M94 100c-11-68 16-79 49-79 53-1 76 35 80 79 4 33 19 80-43 89-57 7-79-42-86-89zM320 100c-10-72-94-101-171-100s-147 32-149 100c-2 63 69 111 175 109 84-1 154-52 145-109z">
          <text:p/>
        </draw:path>
        <draw:path draw:style-name="gr10" draw:text-style-name="P4" draw:layer="layout" svg:width="0.32cm" svg:height="0.209cm" svg:x="13.187cm" svg:y="7.437cm" svg:viewBox="0 0 321 210" svg:d="M94 101c-11-69 16-79 49-79 53-1 76 35 80 79 4 33 19 81-43 89-57 7-79-43-86-89zM320 101c-10-72-94-101-171-101-77 1-147 32-149 101-2 64 69 111 175 109 84-1 154-51 145-109z">
          <text:p/>
        </draw:path>
        <draw:path draw:style-name="gr10" draw:text-style-name="P4" draw:layer="layout" svg:width="0.135cm" svg:height="0.553cm" svg:x="12.577cm" svg:y="7.706cm" svg:viewBox="0 0 136 554" svg:d="M23 368v-146l87-31v144zM23 0h-23l4 427 106-36v163h26l-7-425-106 37z">
          <text:p/>
        </draw:path>
        <draw:path draw:style-name="gr10" draw:text-style-name="P4" draw:layer="layout" svg:width="0.167cm" svg:height="0.542cm" svg:x="12.731cm" svg:y="7.271cm" svg:viewBox="0 0 168 543" svg:d="M137 511v-141l31-14v-62l-31 13v-115l31-14v-62l-31 13v-129h-22v140l-61 27v-131h-23v142l-31 14v62l31-12v116l-31 12v64l31-12v121h23v-133l61-30v131zM115 318l-61 27v-114l61-27z">
          <text:p/>
        </draw:path>
        <draw:path draw:style-name="gr10" draw:text-style-name="P4" draw:layer="layout" svg:width="0.475cm" svg:height="0.731cm" svg:x="14.429cm" svg:y="7.618cm" svg:viewBox="0 0 476 732" svg:d="M150 12h-22v708h22zM0 720h80v-708h-80zM162 367h71c10-13 18-22 25-34 7-15 15-23 23-38 7 6 11 9 19 14 16 8 29 14 49 14 14 0 37-4 57-15 27-16 43-34 56-63 11-25 14-43 14-71 0-30-3-49-13-77-14-38-34-61-70-80-19-10-23-11-37-14-14-2-21-4-34-3-37 3-70 12-93 32-19 18-34 34-33 60 1 20 8 38 26 47 15 8 30 10 45 1 15-8 22-23 20-41-1-14-7-25-20-31-14-7-21-2-27-7-9-10 6-27 19-31 28-8 62-17 94-2 29 15 39 53 41 88 2 32 5 47 5 76 0 22-1 48-4 61-4 21-15 36-32 44-34 15-80-12-96-51-7-18-16-52-16-53l-1-6c-1-4-4-6-9-6-3 0-6 2-7 5v26c0 14-7 41-15 60s-14 31-24 47c-12 19-20 30-33 48zM233 367h-71c13 16 21 27 33 45 10 17 16 29 24 48s15 46 15 60v26c1 3 4 5 7 5 5 0 8-2 9-6l1-6c0-1 9-35 16-52 16-39 62-68 96-52 17 8 28 22 32 44 3 12 4 39 4 61 0 29-3 44-5 76-2 35-12 72-41 87-32 15-66 6-94-3-13-3-29-19-19-29 6-5 13 1 27-6s19-17 20-32c2-17-5-32-20-41-15-8-30-7-45 1-18 10-25 26-26 47-1 26 14 41 33 59 23 19 56 30 93 32 14 1 22 0 35-3 15-3 17-4 36-15 36-19 56-40 70-78 10-28 13-47 13-77 0-28-3-45-14-70-13-30-29-49-56-64-20-12-43-16-57-16-20 0-33 6-49 15-8 4-12 8-19 14-8-15-16-23-23-37-7-13-15-21-25-33z">
          <text:p/>
        </draw:path>
        <draw:path draw:style-name="gr10" draw:text-style-name="P4" draw:layer="layout" svg:width="0.166cm" svg:height="0.445cm" svg:x="14.946cm" svg:y="7.736cm" svg:viewBox="0 0 167 446" svg:d="M15 446h12c4-5 16-20 27-30 50-43 149-109 99-166-38-45-90-12-119 26l10-276h-44zM103 270c33 36-39 119-39 119l-37 36 6-123c13-26 42-60 70-32z">
          <text:p/>
        </draw:path>
        <draw:path draw:style-name="gr10" draw:text-style-name="P4" draw:layer="layout" svg:width="0.166cm" svg:height="0.445cm" svg:x="15.129cm" svg:y="7.471cm" svg:viewBox="0 0 167 446" svg:d="M16 446h12c3-4 15-20 26-29 51-43 149-111 99-168-38-44-89-11-118 27l9-276h-44zM103 270c33 35-38 119-38 119l-37 37 5-124c13-26 43-61 70-32z">
          <text:p/>
        </draw:path>
        <draw:path draw:style-name="gr10" draw:text-style-name="P4" draw:layer="layout" svg:width="0.166cm" svg:height="0.445cm" svg:x="15.312cm" svg:y="7.824cm" svg:viewBox="0 0 167 446" svg:d="M16 446h12c3-4 15-20 27-29 49-45 149-111 98-168-39-44-90-12-118 26l9-275h-44zM102 269c34 36-38 119-38 119l-36 37 5-124c13-26 42-60 69-32z">
          <text:p/>
        </draw:path>
        <draw:path draw:style-name="gr10" draw:text-style-name="P4" draw:layer="layout" svg:width="0.32cm" svg:height="0.208cm" svg:x="16.18cm" svg:y="8.319cm" svg:viewBox="0 0 321 209" svg:d="M93 100c-11-68 16-78 49-78 53-1 76 34 80 78 4 34 19 82-43 89-57 7-79-41-86-89zM320 100c-10-72-95-101-172-100s-146 32-148 100c-2 64 68 111 174 109 85-1 155-51 146-109z">
          <text:p/>
        </draw:path>
        <draw:path draw:style-name="gr10" draw:text-style-name="P4" draw:layer="layout" svg:width="0.32cm" svg:height="0.208cm" svg:x="16.18cm" svg:y="8.143cm" svg:viewBox="0 0 321 209" svg:d="M93 101c-11-69 16-80 49-80 53-1 76 35 80 80 4 33 19 80-43 88-57 7-79-41-86-88zM320 101c-10-73-95-102-172-101s-146 32-148 101c-2 63 68 110 174 108 85-1 155-51 146-108z">
          <text:p/>
        </draw:path>
        <draw:path draw:style-name="gr10" draw:text-style-name="P4" draw:layer="layout" svg:width="0.32cm" svg:height="0.209cm" svg:x="16.18cm" svg:y="7.966cm" svg:viewBox="0 0 321 210" svg:d="M93 102c-11-70 16-80 49-80 53-1 76 36 80 80 4 32 19 80-43 88-57 7-79-42-86-88zM320 102c-10-73-95-102-172-102-77 1-146 32-148 102-2 63 68 109 174 108 85-1 155-51 146-108z">
          <text:p/>
        </draw:path>
        <draw:path draw:style-name="gr10" draw:text-style-name="P4" draw:layer="layout" svg:width="0.32cm" svg:height="0.208cm" svg:x="16.18cm" svg:y="7.79cm" svg:viewBox="0 0 321 209" svg:d="M93 101c-11-68 16-78 49-78 53-1 76 34 80 78 4 33 19 81-43 89-57 6-79-42-86-89zM320 101c-10-71-95-102-172-101s-146 33-148 101c-2 63 68 110 174 108 85 0 155-51 146-108z">
          <text:p/>
        </draw:path>
        <draw:path draw:style-name="gr10" draw:text-style-name="P4" draw:layer="layout" svg:width="0.166cm" svg:height="0.445cm" svg:x="15.956cm" svg:y="7.559cm" svg:viewBox="0 0 167 446" svg:d="M16 446h12c3-4 15-19 27-29 49-43 148-110 98-167-39-45-90-11-118 27l9-277h-44zM102 271c34 35-38 118-38 118l-36 37 5-123c13-26 42-61 69-32z">
          <text:p/>
        </draw:path>
        <draw:path draw:style-name="gr10" draw:text-style-name="P4" draw:layer="layout" svg:width="0.468cm" svg:height="1.316cm" svg:x="2.196cm" svg:y="10.484cm" svg:viewBox="0 0 469 1317" svg:d="M254 664l-30-105c55-50 109-105 136-185 59-169 5-244-66-374-78 51-132 137-145 190-28 122 1 184 32 296l4 13c-93 89-185 159-185 281 0 216 205 257 251 256 25-1 47-5 68-10 41 171 54 246-90 271-19 3-50-7-50-18s78 0 84-75c5-67-31-95-88-97-52 0-87 38-89 94-2 79 88 136 182 109 128-37 100-170 77-273l-4-18c95-34 143-122 124-228-13-73-119-144-211-127zM207 575l25 94c-33 11-64 36-85 79-44 84 12 173 80 206l4-14c-60-41-69-115-28-165 13-15 30-25 48-31l63 258 1 4c-11 4-23 5-36 7-138 17-228-90-225-200 4-107 77-169 153-238zM335 999l-61-259c51-4 109 22 133 68 37 69 17 156-72 191zM202 482l-6-21c-24-85-35-145-6-226 26-73 59-114 124-156 9 42 63 124 10 237-32 68-76 120-122 166z">
          <text:p/>
        </draw:path>
        <draw:path draw:style-name="gr10" draw:text-style-name="P4" draw:layer="layout" svg:width="0.168cm" svg:height="0.541cm" svg:x="2.743cm" svg:y="10.535cm" svg:viewBox="0 0 169 542" svg:d="M138 511v-142l31-14v-62l-31 14v-116l31-14v-62l-31 14v-129h-23v139l-60 28v-131h-23v141l-32 14v62l32-12v116l-32 12v64l32-12v121h23v-133l60-29v131zM115 317l-60 28v-114l60-28z">
          <text:p/>
        </draw:path>
        <draw:path draw:style-name="gr10" draw:text-style-name="P4" draw:layer="layout" svg:width="0.167cm" svg:height="0.542cm" svg:x="2.95cm" svg:y="10.799cm" svg:viewBox="0 0 168 543" svg:d="M136 511v-141l32-14v-62l-32 13v-116l32-14v-62l-32 13v-128h-22v139l-61 27v-131h-22v142l-31 14v62l31-12v117l-31 12v64l31-12v121h22v-133l61-30v131zM114 318l-61 27v-115l61-27z">
          <text:p/>
        </draw:path>
        <draw:path draw:style-name="gr10" draw:text-style-name="P4" draw:layer="layout" svg:width="0.168cm" svg:height="0.541cm" svg:x="3.156cm" svg:y="10.447cm" svg:viewBox="0 0 169 542" svg:d="M138 511v-142l31-14v-62l-31 14v-116l31-14v-62l-31 14v-129h-23v139l-61 28v-133h-23v143l-31 14v62l31-12v116l-31 12v64l31-12v121h23v-133l61-30v132zM115 317l-61 28v-114l61-28z">
          <text:p/>
        </draw:path>
        <draw:path draw:style-name="gr10" draw:text-style-name="P4" draw:layer="layout" svg:width="0.32cm" svg:height="0.209cm" svg:x="4.305cm" svg:y="10.965cm" svg:viewBox="0 0 321 210" svg:d="M94 101c-11-69 16-79 49-79 53-1 76 35 80 79 3 33 19 81-43 89-57 7-79-43-86-89zM320 101c-11-72-94-101-171-101-77 1-148 32-149 101-2 64 69 110 175 109 84-1 154-52 145-109z">
          <text:p/>
        </draw:path>
        <draw:path draw:style-name="gr10" draw:text-style-name="P4" draw:layer="layout" svg:width="0.32cm" svg:height="0.208cm" svg:x="4.305cm" svg:y="10.789cm" svg:viewBox="0 0 321 209" svg:d="M94 100c-11-68 16-78 49-78 53-1 76 34 80 78 3 34 19 82-43 90-57 6-79-42-86-90zM320 100c-11-71-94-101-171-100s-148 32-149 100c-2 64 69 111 175 109 84 0 154-51 145-109z">
          <text:p/>
        </draw:path>
        <draw:path draw:style-name="gr10" draw:text-style-name="P4" draw:layer="layout" svg:width="0.32cm" svg:height="0.208cm" svg:x="4.017cm" svg:y="10.613cm" svg:viewBox="0 0 321 209" svg:d="M93 101c-11-69 16-80 49-80 53 0 76 35 80 80 4 33 19 80-43 88-57 7-79-41-86-88zM320 101c-10-73-95-102-172-101s-146 32-148 101c-2 63 68 110 174 108 84-1 155-51 146-108z">
          <text:p/>
        </draw:path>
        <draw:path draw:style-name="gr10" draw:text-style-name="P4" draw:layer="layout" svg:width="0.32cm" svg:height="0.208cm" svg:x="4.305cm" svg:y="10.525cm" svg:viewBox="0 0 321 209" svg:d="M94 100c-11-68 16-79 49-79 53-1 76 35 80 79 3 33 19 80-43 89-57 7-79-42-86-89zM320 100c-11-72-94-101-171-100s-148 32-149 100c-2 63 69 111 175 109 84-1 154-52 145-109z">
          <text:p/>
        </draw:path>
        <draw:path draw:style-name="gr10" draw:text-style-name="P4" draw:layer="layout" svg:width="0.135cm" svg:height="0.553cm" svg:x="3.779cm" svg:y="10.441cm" svg:viewBox="0 0 136 554" svg:d="M24 367v-145l86-31v142zM24 0h-24l5 427 105-36v163h26l-7-425-105 37z">
          <text:p/>
        </draw:path>
        <draw:path draw:style-name="gr10" draw:text-style-name="P4" draw:layer="layout" svg:width="0.753cm" svg:height="0.702cm" svg:x="5.597cm" svg:y="10.711cm" svg:viewBox="0 0 754 703" svg:d="M723 511v-141l31-14v-63l-31 14v-116l31-13v-64l-31 14v-128h-23v139l-60 28v-132h-23v143l-31 13v63l31-12v115l-31 13v64l31-13v121h23v-133l60-29v131zM700 318l-60 27v-114l60-27zM90 227c-16-17 14-91 74-107 145-38 202 156 151 281-45 106-113 202-223 253-34 15-56 22-92 28v21c110-6 188-59 256-114 155-127 217-348 71-466-67-53-173-31-206-7-58 43-81 97-80 153 0 50 64 88 109 70 25-10 51-47 33-97-13-34-49-33-65-29-19 5-27 16-28 14zM525 358c0-21-18-40-39-40-22 0-40 15-42 37-1 24 18 47 42 47 22 0 40-21 39-44zM528 185c0-24-19-43-42-43s-42 18-43 41c0 23 19 44 43 44 23 0 42-19 42-42z">
          <text:p/>
        </draw:path>
        <draw:path draw:style-name="gr10" draw:text-style-name="P4" draw:layer="layout" svg:width="0.167cm" svg:height="0.541cm" svg:x="6.388cm" svg:y="10.976cm" svg:viewBox="0 0 168 542" svg:d="M137 511v-142l31-14v-62l-31 14v-116l31-14v-63l-31 15v-129h-22v139l-61 28v-133h-23v143l-31 14v62l31-12v116l-31 12v64l31-12v121h23v-133l61-30v132zM115 317l-61 28v-114l61-28z">
          <text:p/>
        </draw:path>
        <draw:path draw:style-name="gr10" draw:text-style-name="P4" draw:layer="layout" svg:width="0.32cm" svg:height="0.209cm" svg:x="7.342cm" svg:y="11.406cm" svg:viewBox="0 0 321 210" svg:d="M93 100c-11-68 16-78 49-78 54-1 77 34 81 78 3 33 19 82-43 90-58 7-80-42-87-90zM320 100c-11-71-94-101-172-100-77 1-146 32-148 100-2 65 68 111 175 110 84-1 153-52 145-110z">
          <text:p/>
        </draw:path>
        <draw:path draw:style-name="gr10" draw:text-style-name="P4" draw:layer="layout" svg:width="0.32cm" svg:height="0.208cm" svg:x="7.342cm" svg:y="11.23cm" svg:viewBox="0 0 321 209" svg:d="M93 100c-11-68 16-78 49-78 54-1 77 34 81 78 3 34 19 82-43 89-58 7-80-41-87-89zM320 100c-11-72-94-101-172-100-77 1-146 32-148 100-2 64 68 111 175 109 84-1 153-51 145-109z">
          <text:p/>
        </draw:path>
        <draw:path draw:style-name="gr10" draw:text-style-name="P4" draw:layer="layout" svg:width="0.32cm" svg:height="0.208cm" svg:x="7.342cm" svg:y="11.054cm" svg:viewBox="0 0 321 209" svg:d="M93 101c-11-69 16-80 49-80 54-1 77 35 81 80 3 33 19 80-43 88-58 7-80-41-87-88zM320 101c-11-73-94-102-172-101-77 0-146 32-148 101-2 63 68 110 175 108 84-1 153-51 145-108z">
          <text:p/>
        </draw:path>
        <draw:path draw:style-name="gr10" draw:text-style-name="P4" draw:layer="layout" svg:width="0.32cm" svg:height="0.209cm" svg:x="7.342cm" svg:y="10.877cm" svg:viewBox="0 0 321 210" svg:d="M93 101c-11-69 16-79 49-79 54-1 77 35 81 79 3 33 19 81-43 89-58 7-80-42-87-89zM320 101c-11-72-94-102-172-101-77 1-146 32-148 101-2 64 68 110 175 109 84-1 153-51 145-109z">
          <text:p/>
        </draw:path>
        <draw:path draw:style-name="gr10" draw:text-style-name="P4" draw:layer="layout" svg:width="0.167cm" svg:height="0.541cm" svg:x="7.095cm" svg:y="11.24cm" svg:viewBox="0 0 168 542" svg:d="M137 511v-143l31-13v-63l-31 14v-116l31-13v-63l-31 14v-128h-22v138l-61 28v-131h-22v142l-32 13v63l32-12v115l-32 12v65l32-12v121h22v-133l61-30v132zM115 317l-61 27v-114l61-27z">
          <text:p/>
        </draw:path>
        <draw:path draw:style-name="gr10" draw:text-style-name="P4" draw:layer="layout" svg:width="0.469cm" svg:height="1.316cm" svg:x="8.611cm" svg:y="10.484cm" svg:viewBox="0 0 470 1317" svg:d="M256 664l-31-105c56-50 109-105 136-185 59-169 5-244-66-374-77 51-132 137-144 190-29 122 1 184 32 296l3 13c-92 89-186 159-186 281 0 216 206 257 253 256 24-1 47-5 67-10 41 171 54 246-89 271-19 3-51-7-51-18s78 0 84-75c5-67-31-95-87-97-53 0-87 38-89 94-3 79 87 136 181 109 128-37 101-170 77-273l-4-18c94-34 143-122 124-228-13-73-119-144-210-127zM208 575l26 94c-34 11-64 36-86 79-44 84 13 173 81 206l3-14c-59-41-69-115-27-165 13-15 30-25 48-31l62 258 1 4c-10 4-22 5-35 7-139 17-229-90-225-200 3-107 77-169 152-238zM337 999l-62-259c52-4 109 22 133 68 37 69 16 156-71 191zM204 482l-6-21c-25-85-36-145-6-226 26-73 58-114 123-156 10 42 63 124 11 237-32 68-76 120-122 166z">
          <text:p/>
        </draw:path>
        <draw:path draw:style-name="gr10" draw:text-style-name="P4" draw:layer="layout" svg:width="0.166cm" svg:height="0.445cm" svg:x="9.172cm" svg:y="10.823cm" svg:viewBox="0 0 167 446" svg:d="M16 446h12c3-4 17-20 28-29 49-44 148-110 97-167-37-44-89-12-118 27l10-277h-45zM103 270c33 36-38 119-38 119l-37 36 5-123c14-25 44-60 70-32z">
          <text:p/>
        </draw:path>
        <draw:path draw:style-name="gr10" draw:text-style-name="P4" draw:layer="layout" svg:width="0.32cm" svg:height="0.208cm" svg:x="10.125cm" svg:y="11.583cm" svg:viewBox="0 0 321 209" svg:d="M93 100c-11-68 16-79 49-79 53-1 76 35 80 79 3 33 19 81-43 89-57 7-79-42-86-89zM320 100c-11-72-95-101-172-100-77 0-146 32-148 100-2 63 68 111 174 109 85-1 154-52 146-109z">
          <text:p/>
        </draw:path>
        <draw:path draw:style-name="gr10" draw:text-style-name="P4" draw:layer="layout" svg:width="0.32cm" svg:height="0.209cm" svg:x="10.413cm" svg:y="11.494cm" svg:viewBox="0 0 321 210" svg:d="M93 102c-11-70 16-80 48-80 54-1 76 36 81 80 3 32 19 80-43 88-58 7-79-42-86-88zM320 102c-11-73-96-102-173-102-76 1-146 32-147 102-2 63 68 109 173 108 85-1 155-51 147-108z">
          <text:p/>
        </draw:path>
        <draw:path draw:style-name="gr10" draw:text-style-name="P4" draw:layer="layout" svg:width="0.32cm" svg:height="0.208cm" svg:x="10.125cm" svg:y="11.318cm" svg:viewBox="0 0 321 209" svg:d="M93 101c-11-68 16-78 49-78 53-1 76 34 80 78 3 33 19 81-43 89-57 6-79-42-86-89zM320 101c-11-71-95-102-172-101s-146 33-148 101c-2 63 68 110 174 108 85 0 154-51 146-108z">
          <text:p/>
        </draw:path>
        <draw:path draw:style-name="gr10" draw:text-style-name="P4" draw:layer="layout" svg:width="0.32cm" svg:height="0.208cm" svg:x="10.125cm" svg:y="11.142cm" svg:viewBox="0 0 321 209" svg:d="M93 100c-11-68 16-79 49-79 53-1 76 35 80 79 3 33 19 80-43 88-57 8-79-41-86-88zM320 100c-11-72-95-101-172-100s-146 32-148 100c-2 63 68 111 174 109 85-1 154-52 146-109z">
          <text:p/>
        </draw:path>
        <draw:path draw:style-name="gr10" draw:text-style-name="P4" draw:layer="layout" svg:width="0.167cm" svg:height="0.541cm" svg:x="9.878cm" svg:y="11.152cm" svg:viewBox="0 0 168 542" svg:d="M137 511v-143l31-14v-62l-31 14v-116l31-14v-62l-31 14v-128h-22v138l-62 28v-131h-22v141l-31 14v62l31-12v116l-31 12v64l31-12v122h22v-134l62-29v132zM115 316l-62 28v-114l62-28z">
          <text:p/>
        </draw:path>
        <draw:path draw:style-name="gr10" draw:text-style-name="P4" draw:layer="layout" svg:width="0.528cm" svg:height="0.612cm" svg:x="11.612cm" svg:y="10.802cm" svg:viewBox="0 0 529 613" svg:d="M89 136c-15-17 14-90 75-106 145-38 203 155 151 280-45 106-113 203-224 254-34 15-54 22-91 28v21c109-6 187-59 256-115 156-127 217-348 71-465-66-53-174-31-207-7-58 42-79 96-78 152 0 50 63 88 107 70 26-10 52-47 34-97-13-34-50-33-65-29-19 5-28 16-29 14zM525 267c0-21-17-40-39-40-21 0-40 15-41 37-2 24 17 47 41 47 23 0 40-21 39-44zM529 94c0-24-19-42-43-42-22 0-41 17-42 40s19 44 42 44c24 0 43-19 43-42z">
          <text:p/>
        </draw:path>
        <draw:path draw:style-name="gr10" draw:text-style-name="P4" draw:layer="layout" svg:width="0.166cm" svg:height="0.445cm" svg:x="12.199cm" svg:y="10.999cm" svg:viewBox="0 0 167 446" svg:d="M16 446h12c3-4 15-20 27-29 50-43 148-111 98-168-38-44-90-11-118 27l9-276h-44zM103 270c33 35-39 119-39 119l-36 37 5-124c13-26 42-61 70-32z">
          <text:p/>
        </draw:path>
        <draw:path draw:style-name="gr10" draw:text-style-name="P4" draw:layer="layout" svg:width="0.166cm" svg:height="0.445cm" svg:x="12.382cm" svg:y="10.735cm" svg:viewBox="0 0 167 446" svg:d="M16 446h12c3-5 16-20 27-30 50-43 149-109 98-166-38-45-90-12-118 26l9-276h-44zM103 270c33 36-39 119-39 119l-36 36 5-123c13-26 44-60 70-32z">
          <text:p/>
        </draw:path>
        <draw:path draw:style-name="gr10" draw:text-style-name="P4" draw:layer="layout" svg:width="0.32cm" svg:height="0.209cm" svg:x="13.296cm" svg:y="11.494cm" svg:viewBox="0 0 321 210" svg:d="M93 102c-11-70 16-80 49-80 53-1 76 36 80 80 3 32 19 80-43 88-57 7-79-42-86-88zM320 102c-11-73-95-102-172-102-77 1-146 32-148 102-2 63 68 109 174 108 84-1 154-51 146-108z">
          <text:p/>
        </draw:path>
        <draw:path draw:style-name="gr10" draw:text-style-name="P4" draw:layer="layout" svg:width="0.32cm" svg:height="0.209cm" svg:x="13.584cm" svg:y="11.406cm" svg:viewBox="0 0 321 210" svg:d="M93 100c-11-68 16-78 48-78 54-1 77 34 81 78 3 33 19 82-43 90-57 7-79-42-86-90zM320 100c-11-71-96-101-173-100-76 1-146 32-147 100-2 65 68 111 173 110 85-1 155-52 147-110z">
          <text:p/>
        </draw:path>
        <draw:path draw:style-name="gr10" draw:text-style-name="P4" draw:layer="layout" svg:width="0.32cm" svg:height="0.208cm" svg:x="13.296cm" svg:y="11.23cm" svg:viewBox="0 0 321 209" svg:d="M93 100c-11-68 16-78 49-78 53-1 76 34 80 78 3 34 19 82-43 89-57 7-79-41-86-89zM320 100c-11-72-95-101-172-100s-146 32-148 100c-2 64 68 111 174 109 84-1 154-51 146-109z">
          <text:p/>
        </draw:path>
        <draw:path draw:style-name="gr10" draw:text-style-name="P4" draw:layer="layout" svg:width="0.32cm" svg:height="0.208cm" svg:x="13.296cm" svg:y="11.054cm" svg:viewBox="0 0 321 209" svg:d="M93 101c-11-69 16-80 49-80 53-1 76 35 80 80 3 33 19 80-43 88-57 7-79-41-86-88zM320 101c-11-73-95-102-172-101-77 0-146 32-148 101-2 63 68 110 174 108 84-1 154-51 146-108z">
          <text:p/>
        </draw:path>
        <draw:path draw:style-name="gr10" draw:text-style-name="P4" draw:layer="layout" svg:width="2.226cm" svg:height="1.316cm" svg:x="13.07cm" svg:y="10.484cm" svg:viewBox="0 0 2227 1317" svg:d="M2013 664l-31-105c56-50 109-105 136-185 59-169 5-244-66-374-78 51-132 137-144 190-29 122 1 184 32 296l3 13c-92 90-185 159-185 281 0 216 205 257 252 256 24-1 47-5 67-10 41 171 54 246-90 271-19 3-50-7-50-18s78 0 84-75c5-67-31-95-87-97-53 0-87 38-89 94-3 79 87 136 181 109 127-37 101-170 77-273l-4-18c94-34 143-122 124-228-13-73-119-144-210-127zM1965 575l26 94c-34 11-64 36-86 79-44 84 12 174 81 206l3-14c-59-41-69-115-28-165 13-15 31-25 49-31l62 258 1 4c-10 4-22 5-35 7-139 17-229-90-225-200 3-107 77-169 152-238zM2094 999l-62-259c51-4 108 22 133 68 37 69 16 156-71 191zM1961 482l-6-21c-25-85-36-145-6-226 25-73 58-114 123-156 10 42 63 124 11 237-32 68-77 120-122 166zM24 941v-144l85-31v143zM24 574h-24l5 427 104-36v163h26l-7-424-104 37z">
          <text:p/>
        </draw:path>
        <draw:path draw:style-name="gr10" draw:text-style-name="P4" draw:layer="layout" svg:width="0.168cm" svg:height="0.541cm" svg:x="15.388cm" svg:y="10.535cm" svg:viewBox="0 0 169 542" svg:d="M138 511v-142l31-14v-62l-31 14v-116l31-14v-62l-31 14v-129h-23v139l-61 28v-131h-23v141l-31 14v62l31-12v116l-31 12v64l31-12v121h23v-133l61-29v131zM115 317l-61 28v-114l61-28z">
          <text:p/>
        </draw:path>
        <draw:path draw:style-name="gr10" draw:text-style-name="P4" draw:layer="layout" svg:width="0.32cm" svg:height="0.209cm" svg:x="15.895cm" svg:y="11.494cm" svg:viewBox="0 0 321 210" svg:d="M93 102c-11-70 16-80 49-80 53-1 77 36 81 80 3 32 19 80-44 88-57 7-79-42-86-88zM320 102c-11-73-94-102-172-102-77 1-147 32-148 102-2 63 68 109 173 108 86-1 155-51 147-108z">
          <text:p/>
        </draw:path>
        <draw:path draw:style-name="gr10" draw:text-style-name="P4" draw:layer="layout" svg:width="0.32cm" svg:height="0.208cm" svg:x="15.895cm" svg:y="11.318cm" svg:viewBox="0 0 321 209" svg:d="M93 101c-11-68 16-78 49-78 53-1 77 34 81 78 3 33 19 81-44 89-57 6-79-42-86-89zM320 101c-11-71-94-102-172-101-77 1-147 33-148 101-2 63 68 110 173 108 86 0 155-51 147-108z">
          <text:p/>
        </draw:path>
        <draw:path draw:style-name="gr10" draw:text-style-name="P4" draw:layer="layout" svg:width="0.32cm" svg:height="0.208cm" svg:x="15.895cm" svg:y="11.142cm" svg:viewBox="0 0 321 209" svg:d="M93 100c-11-68 16-79 49-79 53-1 77 35 81 79 3 33 19 80-44 88-57 8-79-41-86-88zM320 100c-11-72-94-101-172-100-77 1-147 32-148 100-2 63 68 111 173 109 86-1 155-52 147-109z">
          <text:p/>
        </draw:path>
        <draw:path draw:style-name="gr10" draw:text-style-name="P4" draw:layer="layout" svg:width="0.32cm" svg:height="0.208cm" svg:x="16.183cm" svg:y="11.054cm" svg:viewBox="0 0 321 209" svg:d="M93 101c-11-69 15-80 48-80 54-1 76 35 81 80 3 33 19 80-44 88-57 7-78-41-85-88zM320 101c-11-73-96-102-173-101-77 0-146 32-147 101-2 63 68 110 173 108 86-1 155-51 147-108z">
          <text:p/>
        </draw:path>
        <draw:path draw:style-name="gr10" draw:text-style-name="P4" draw:layer="layout" svg:width="0.168cm" svg:height="0.541cm" svg:x="15.648cm" svg:y="11.328cm" svg:viewBox="0 0 169 542" svg:d="M138 511v-141l31-14v-63l-31 14v-116l31-14v-62l-31 13v-128h-23v139l-61 27v-131h-22v142l-32 14v62l32-12v116l-32 13v64l32-12v120h22v-133l61-29v131zM115 318l-61 27v-115l61-27z">
          <text:p/>
        </draw:path>
        <draw:path draw:style-name="gr10" draw:text-style-name="P4" draw:layer="layout" svg:width="0.143cm" svg:height="0.196cm" svg:x="2.095cm" svg:y="5.938cm" svg:viewBox="0 0 144 197" svg:d="M128 197c6 0 16-5 16-15 0-9-8-16-16-16s-15 7-15 16c0 11 9 15 15 15zM128 96c6 0 16-5 16-15 0-9-8-16-16-16s-15 7-15 16c0 10 9 15 15 15zM82 67h-35v-33c0-10 2-26 17-26 13 0 15 22 27 22 5 0 12-3 12-11 0-11-13-19-28-19-51 0-51 51-51 67h-23v9h23v89c0 21-5 24-24 25v4h74v-4c-26-1-27-8-27-25v-89h35z">
          <text:p/>
        </draw:path>
        <draw:path draw:style-name="gr10" draw:text-style-name="P4" draw:layer="layout" svg:width="0.223cm" svg:height="0.19cm" svg:x="5.57cm" svg:y="5.944cm" svg:viewBox="0 0 224 191" svg:d="M208 191c6 0 16-5 16-15 0-9-7-16-16-16-8 0-15 7-15 16 0 11 9 15 15 15zM208 90c6 0 16-5 16-15 0-9-7-16-16-16-8 0-15 7-15 16 0 10 9 15 15 15zM166 140h-8c-13 29-27 37-63 37-42 0-42 0-42-11v-70h43c25 0 29 4 32 27h7v-65h-7c-3 20-5 26-32 26h-43v-62c0-10 3-10 9-10h38c33 0 40 5 44 30h7l-1-42h-150v6c17 1 24 3 24 26v125c0 22-6 25-24 26v5h153z">
          <text:p/>
        </draw:path>
        <draw:path draw:style-name="gr10" draw:text-style-name="P4" draw:layer="layout" svg:width="0.234cm" svg:height="0.195cm" svg:x="8.926cm" svg:y="5.94cm" svg:viewBox="0 0 235 196" svg:d="M219 195c6 0 16-5 16-15s-7-17-16-17c-8 0-15 7-15 17 0 11 9 15 15 15zM219 93c6 0 16-5 16-15 0-9-7-16-16-16-8 0-15 7-15 16 0 10 9 15 15 15zM168 64l-3-64h-6c-2 10-11 10-13 10-6 0-24-10-49-10-50 0-97 35-97 98 0 70 48 98 95 98 52 0 76-36 76-37l-5-5c-9 9-29 30-64 30-36 0-70-26-70-86 0-40 13-58 24-69 12-12 29-17 43-17 35 0 55 22 62 52z">
          <text:p/>
        </draw:path>
        <draw:path draw:style-name="gr10" draw:text-style-name="P4" draw:layer="layout" svg:width="0.173cm" svg:height="0.133cm" svg:x="11.32cm" svg:y="6.001cm" svg:viewBox="0 0 174 134" svg:d="M158 134c6 0 16-5 16-15 0-9-8-16-16-16-9 0-16 7-16 16 0 11 10 15 16 15zM158 33c6 0 16-5 16-15 0-9-8-17-16-17-9 0-16 8-16 17 0 10 10 15 16 15zM21 44c4-25 15-33 31-33 22 0 25 19 27 33zM108 85c-6 10-18 29-43 29-19 0-42-11-45-61h87c-3-37-23-53-49-53-23 0-58 19-58 71 0 40 22 63 53 63 41 0 57-38 60-47z">
          <text:p/>
        </draw:path>
        <draw:path draw:style-name="gr10" draw:text-style-name="P4" draw:layer="layout" svg:width="0.188cm" svg:height="0.192cm" svg:x="14.212cm" svg:y="6.001cm" svg:viewBox="0 0 189 193" svg:d="M173 134c6 0 16-5 16-15 0-9-8-16-16-16-9 0-16 7-16 16 0 11 10 15 16 15zM173 33c6 0 16-5 16-15s-8-17-16-17c-9 0-16 7-16 17s10 15 16 15zM126 22v-12h-22c-4 0-9-1-16-3-12-4-18-7-28-7-21 0-48 14-48 48 0 17 9 30 26 37-25 22-25 26-25 31 0 8 7 11 15 15-15 10-28 21-28 34 0 15 21 28 50 28 26 0 73-16 73-48 0-8-4-29-35-30l-36-2c-9 0-22-1-22-8 0-5 11-17 17-17 1 0 12 1 15 1 16 0 46-11 46-41 0-15-3-20-6-26zM35 35c0-20 11-27 21-27 25 0 29 39 29 47 0 6-1 27-21 27-22 0-29-25-29-47zM20 156c0-8 5-14 14-24 13 2 19 2 46 3 22 1 35 1 35 14 0 15-19 27-53 27-32 0-42-11-42-20z">
          <text:p/>
        </draw:path>
        <draw:path draw:style-name="gr10" draw:text-style-name="P4" draw:layer="layout" svg:width="0.165cm" svg:height="0.187cm" svg:x="2.093cm" svg:y="9.119cm" svg:viewBox="0 0 166 188" svg:d="M166 140h-8c-12 29-26 37-63 37-42 0-42 0-42-11v-70h44c23 0 28 4 32 27h6v-66h-6c-3 20-6 26-32 26h-44v-62c0-10 4-10 10-10h38c32 0 39 5 44 30h7l-1-41h-151v6c18 1 25 3 25 25v126c0 22-7 25-25 26v5h153z">
          <text:p/>
        </draw:path>
        <draw:path draw:style-name="gr10" draw:text-style-name="P4" draw:layer="layout" svg:width="0.078cm" svg:height="0.209cm" svg:x="2.282cm" svg:y="9.097cm" svg:viewBox="0 0 79 210" svg:d="M7 210h6c2-2 7-10 13-15 23-20 70-51 46-78-19-21-42-5-56 13l5-130h-21zM48 127c15 16-18 55-18 55l-17 17 2-57c6-12 20-29 33-15z">
          <text:p/>
        </draw:path>
        <draw:path draw:style-name="gr10" draw:text-style-name="P4" draw:layer="layout" svg:width="2.89cm" svg:height="0.196cm" svg:x="2.393cm" svg:y="9.113cm" svg:viewBox="0 0 2891 197" svg:d="M2870 66h-35v-33c0-10 2-25 17-25 14 0 15 21 27 21 5 0 12-3 12-11 0-10-13-18-28-18-51 0-51 50-51 66h-23v9h23v90c0 21-5 24-23 25v4h73v-4c-26-1-26-8-26-25v-90h34zM15 197c6 0 16-5 16-15 0-9-7-16-16-16-8 0-15 7-15 16 0 11 10 15 15 15zM15 95c6 0 16-5 16-15 0-9-7-16-16-16-8 0-15 7-15 16 0 10 10 15 15 15z">
          <text:p/>
        </draw:path>
        <draw:path draw:style-name="gr10" draw:text-style-name="P4" draw:layer="layout" svg:width="0.079cm" svg:height="0.254cm" svg:x="5.289cm" svg:y="9.082cm" svg:viewBox="0 0 80 255" svg:d="M65 240v-67l15-7v-29l-15 6v-54l15-7v-29l-15 7v-60h-10v65l-29 13v-62h-11v66l-15 7v29l15-6v55l-15 6v31l15-6v57h11v-63l29-15v63zM55 148l-29 13v-53l29-13z">
          <text:p/>
        </draw:path>
        <draw:path draw:style-name="gr10" draw:text-style-name="P4" draw:layer="layout" svg:width="3.081cm" svg:height="0.19cm" svg:x="5.407cm" svg:y="9.119cm" svg:viewBox="0 0 3082 191" svg:d="M2947 22c0-6 0-11 14-11 35 0 51 7 64 20 20 18 27 41 27 65 0 82-70 82-88 82-13 0-17-2-17-12zM2894 188h80c86 0 108-55 108-93 0-64-44-95-112-95h-76v6c21 1 25 4 25 25v126c0 20-4 25-25 26zM16 191c6 0 16-5 16-15 0-9-8-16-16-16s-16 7-16 16c0 11 10 15 16 15zM16 90c6 0 16-5 16-15 0-9-8-16-16-16s-16 7-16 16c0 10 10 15 16 15z">
          <text:p/>
        </draw:path>
        <draw:path draw:style-name="gr10" draw:text-style-name="P4" draw:layer="layout" svg:width="3.019cm" svg:height="0.19cm" svg:x="8.522cm" svg:y="9.119cm" svg:viewBox="0 0 3020 191" svg:d="M3001 123v-65h-6c-3 21-8 26-31 26h-41v-63c0-9 2-10 9-10h38c31 0 39 5 43 30h7l-1-41h-150v6c18 1 25 3 25 25v123c0 23-4 28-25 29v5h79v-5c-20-1-25-4-25-26v-61h41c21 0 27 3 31 27zM15 191c6 0 16-5 16-15 0-9-8-16-16-16s-15 7-15 16c0 11 9 15 15 15zM15 90c6 0 16-5 16-15 0-9-8-16-16-16s-15 7-15 16c0 10 9 15 15 15z">
          <text:p/>
        </draw:path>
        <draw:path draw:style-name="gr10" draw:text-style-name="P4" draw:layer="layout" svg:width="2.977cm" svg:height="0.133cm" svg:x="11.567cm" svg:y="9.176cm" svg:viewBox="0 0 2978 134" svg:d="M2974 86c-9 14-20 27-40 27-24 0-43-22-43-54 0-42 26-51 36-51 15 0 17 6 19 14l2 6c1 6 6 14 13 13 9 0 13-6 13-12 0-5-3-14-12-20-7-4-20-9-30-9-30 0-63 24-63 70 0 45 30 64 53 64s41-13 56-45zM15 134c6 0 16-6 16-16 0-9-7-16-16-16-8 0-15 7-15 16 0 11 9 16 15 16zM15 32c6 0 16-5 16-15 0-9-7-16-16-16-8 0-15 7-15 16 0 10 9 15 15 15z">
          <text:p/>
        </draw:path>
        <draw:path draw:style-name="gr10" draw:text-style-name="P4" draw:layer="layout" svg:width="0.032cm" svg:height="0.132cm" svg:x="14.576cm" svg:y="9.177cm" svg:viewBox="0 0 33 133" svg:d="M17 133c6 0 16-6 16-16 0-9-8-16-16-16-10 0-17 7-17 16 0 11 11 16 17 16zM17 31c6 0 16-5 16-15 0-9-8-16-16-16-10 0-17 7-17 16 0 10 11 15 17 15z">
          <text:p/>
        </draw:path>
        <draw:path draw:style-name="gr10" draw:text-style-name="P4" draw:layer="layout" svg:width="0.254cm" svg:height="0.193cm" svg:x="2.094cm" svg:y="12.291cm" svg:viewBox="0 0 255 194" svg:d="M239 194c6 0 16-5 16-15 0-9-8-16-16-16-9 0-16 7-16 16 0 11 10 15 16 15zM239 92c6 0 16-5 16-15 0-9-8-16-16-16-9 0-16 7-16 16 0 10 10 15 16 15zM58 118l32-78 33 78zM196 186c-13-1-17-4-26-25l-70-161h-5l-60 138c-5 13-14 34-21 41-5 6-10 6-14 7v5h56v-5c-6 0-19 0-19-12 0-3 0-7 2-11l13-34h75l11 27c2 5 6 14 6 19 0 10-10 11-20 11v5h72z">
          <text:p/>
        </draw:path>
        <draw:path draw:style-name="gr10" draw:text-style-name="P4" draw:layer="layout" svg:width="0.195cm" svg:height="0.196cm" svg:x="5.632cm" svg:y="12.288cm" svg:viewBox="0 0 196 197" svg:d="M180 197c6 0 16-5 16-15 0-9-7-16-16-16-8 0-15 7-15 16 0 11 9 15 15 15zM180 96c6 0 16-6 16-16 0-9-7-16-16-16-8 0-15 7-15 16 0 10 9 16 15 16zM19 179c0 10 30 18 44 18 53 0 70-45 70-70 0-30-16-64-52-64-21 0-36 17-38 23v-85l-2-1c-13 5-27 9-41 13v4h7c12 0 12 6 12 14zM43 103c1-17 19-22 28-22 27 0 37 30 37 56 0 19-5 51-38 51-7 0-27-4-27-14z">
          <text:p/>
        </draw:path>
        <draw:path draw:style-name="gr10" draw:text-style-name="P4" draw:layer="layout" svg:width="0.188cm" svg:height="0.196cm" svg:x="8.613cm" svg:y="12.288cm" svg:viewBox="0 0 189 197" svg:d="M173 197c6 0 16-5 16-15 0-9-7-16-16-16-8 0-15 7-15 16 0 11 9 15 15 15zM173 96c6 0 16-6 16-16 0-9-7-16-16-16-8 0-15 7-15 16 0 10 9 16 15 16zM132 178c-19 1-19-5-19-16v-161l-1-1c-14 5-28 9-43 13v4h7c14 0 14 6 14 14v44c-11-8-19-12-31-12-32 0-59 34-59 71 0 57 41 63 52 63 20 0 32-11 37-18h1v17l1 1c15-5 28-10 41-15zM90 165c-3 10-15 17-27 17-18 0-38-16-38-58 0-39 19-53 34-53 14 0 29 9 31 29z">
          <text:p/>
        </draw:path>
        <draw:path draw:style-name="gr10" draw:text-style-name="P4" draw:layer="layout" svg:width="0.162cm" svg:height="0.187cm" svg:x="11.653cm" svg:y="12.294cm" svg:viewBox="0 0 163 188" svg:d="M56 19c0-4 0-8 6-8 3 0 7 0 13 0 21 0 50 5 50 39s-34 35-42 35h-27zM56 96c27 0 37 2 47 4 14 5 28 14 28 37 0 38-34 41-54 41-16 0-21-2-21-12zM0 6c23 1 27 4 27 25v126c0 20-3 25-27 26v5h95c63 0 68-39 68-50 0-29-22-43-47-48 13-3 38-10 38-42 0-44-49-48-75-48h-79z">
          <text:p/>
        </draw:path>
        <draw:path draw:style-name="gr10" draw:text-style-name="P4" draw:layer="layout" svg:width="0.078cm" svg:height="0.209cm" svg:x="11.856cm" svg:y="12.272cm" svg:viewBox="0 0 79 210" svg:d="M8 210h5c2-2 8-9 13-14 24-20 70-52 47-79-18-21-43-5-56 13l4-130h-21zM49 127c16 16-19 56-19 56l-17 17 3-58c6-12 20-29 33-15z">
          <text:p/>
        </draw:path>
        <draw:path draw:style-name="gr10" draw:text-style-name="P4" draw:layer="layout" svg:width="3.055cm" svg:height="0.195cm" svg:x="11.967cm" svg:y="12.29cm" svg:viewBox="0 0 3056 196" svg:d="M3056 92h-72v5c19 2 24 2 24 25v46c0 10-19 17-38 17-44 0-73-32-73-83 0-72 41-90 68-90 39 0 54 29 62 49h6l-2-61h-6c-2 8-11 10-14 10-9 0-22-10-50-10-60 0-96 48-96 96 0 37 8 53 23 70 20 22 51 30 79 30 31 0 69-16 69-20v-57c0-20 7-21 20-22zM16 195c6 0 16-5 16-15 0-9-8-16-16-16-9 0-16 7-16 16 0 11 10 15 16 15zM16 94c6 0 16-5 16-15 0-9-8-16-16-16-9 0-16 7-16 16 0 10 10 15 16 15z">
          <text:p/>
        </draw:path>
        <draw:path draw:style-name="gr10" draw:text-style-name="P4" draw:layer="layout" svg:width="0.031cm" svg:height="0.132cm" svg:x="15.048cm" svg:y="12.352cm" svg:viewBox="0 0 32 133" svg:d="M17 133c6 0 15-5 15-16 0-9-7-16-15-16-9 0-17 7-17 16 0 12 11 16 17 16zM17 31c6 0 15-5 15-15 0-9-7-16-15-16-9 0-17 7-17 16 0 10 11 15 17 15z">
          <text:p/>
        </draw:path>
        <draw:path draw:style-name="gr10" draw:text-style-name="P4" draw:layer="layout" svg:width="3.408cm" svg:height="0.25cm" svg:x="2.114cm" svg:y="3.764cm" svg:viewBox="0 0 3409 251" svg:d="M3289 89c1-19 2-47 36-47 24 0 35 19 35 35 0 29-18 42-63 75-55 40-57 70-59 99h171v-43h-108c5-12 23-23 56-46 24-17 52-39 52-83 0-51-38-79-86-79-22 0-82 7-82 89zM0 78h60v173h49v-251h-41c-1 19-13 44-61 44h-7z">
          <text:p/>
        </draw:path>
        <draw:path draw:style-name="gr10" draw:text-style-name="P4" draw:layer="layout" svg:width="2.572cm" svg:height="0.257cm" svg:x="8.703cm" svg:y="3.764cm" svg:viewBox="0 0 2573 258" svg:d="M2573 157h-28v-157h-56l-92 152v43h98v56h50v-56h28zM2433 157l63-108c0 8-1 47-1 108zM66 141c23 0 56 1 56 35 0 28-17 42-37 42-33 0-37-31-37-44h-48c0 79 64 84 87 84 51 0 86-33 86-82 0-42-29-55-38-58 14-7 30-23 30-48 0-53-44-70-78-70-56 0-83 34-83 81h46c0-9 0-41 34-41 27 0 31 23 31 32 0 32-27 34-41 34h-8z">
          <text:p/>
        </draw:path>
        <draw:path draw:style-name="gr10" draw:text-style-name="P4" draw:layer="layout" svg:width="0.172cm" svg:height="0.253cm" svg:x="13.99cm" svg:y="3.768cm" svg:viewBox="0 0 173 254" svg:d="M61 42h102v-42h-138l-18 139 45 2c10-19 27-19 34-19 26 0 36 23 36 46 0 27-14 47-37 47-22 0-33-14-35-35h-50c2 51 43 74 82 74 74 0 91-56 91-90 0-58-42-82-76-82-24 0-35 8-45 14z">
          <text:p/>
        </draw:path>
        <draw:path draw:style-name="gr10" draw:text-style-name="P4" draw:layer="layout" svg:width="3.036cm" svg:height="0.257cm" svg:x="2.101cm" svg:y="6.939cm" svg:viewBox="0 0 3037 258" svg:d="M3037 4h-176l-1 44h124c-21 23-84 103-89 203h51c6-107 67-183 91-209zM123 171c0 34-17 48-35 48-23 0-39-20-39-47 0-31 19-44 38-44 15 0 36 11 36 43zM167 64c-5-27-9-34-23-48-13-12-41-16-51-16-87 0-93 84-93 132 0 63 14 126 90 126 49 0 82-36 82-91 0-39-25-78-77-78-27 0-40 11-46 20h-1c2-33 9-69 41-69 18 0 28 9 29 24z">
          <text:p/>
        </draw:path>
        <draw:path draw:style-name="gr10" draw:text-style-name="P4" draw:layer="layout" svg:width="3.265cm" svg:height="0.257cm" svg:x="8.082cm" svg:y="6.939cm" svg:viewBox="0 0 3266 258" svg:d="M3098 194c4 39 35 64 77 64 45 0 91-31 91-128 0-36-1-130-88-130-49 0-85 29-85 90 0 43 28 79 76 79 16 0 36-4 47-21l1 1c-1 52-21 70-41 70-16 0-26-8-29-25zM3142 83c0-36 23-42 36-42 25 0 37 17 37 46s-19 43-36 43c-19 0-37-9-37-47zM124 179c0 17-10 40-36 40-23 0-37-16-37-40 0-27 17-39 36-39 28 0 37 21 37 39zM175 177c0-32-14-49-38-61 21-11 29-29 29-51 0-34-27-65-79-65-45 0-79 26-79 69 0 23 11 39 30 48-38 19-38 52-38 65 0 34 23 76 88 76 66 0 87-49 87-81zM88 102c-22 0-33-17-33-31 0-19 12-31 35-31 16 0 29 12 29 31 0 18-11 31-31 31z">
          <text:p/>
        </draw:path>
        <draw:path draw:style-name="gr10" draw:text-style-name="P4" draw:layer="layout" svg:width="0.357cm" svg:height="0.257cm" svg:x="14.228cm" svg:y="6.939cm" svg:viewBox="0 0 358 258" svg:d="M235 128c0-64 8-88 36-88s36 24 36 88c0 66-8 91-36 91s-36-25-36-91zM184 128c0 89 28 130 87 130s87-41 87-130c0-87-28-128-87-128s-87 41-87 128zM0 78h60v173h49v-251h-40c-1 19-14 44-62 44h-7z">
          <text:p/>
        </draw:path>
        <draw:path draw:style-name="gr10" draw:text-style-name="P4" draw:layer="layout" svg:width="0.305cm" svg:height="0.25cm" svg:x="2.114cm" svg:y="10.114cm" svg:viewBox="0 0 306 251" svg:d="M197 79h60v172h49v-251h-40c-1 20-14 44-62 44h-7zM0 79h60v172h49v-251h-41c-1 20-13 44-61 44h-7z">
          <text:p/>
        </draw:path>
        <draw:path draw:style-name="gr10" draw:text-style-name="P4" draw:layer="layout" svg:width="0.352cm" svg:height="0.25cm" svg:x="5.432cm" svg:y="10.114cm" svg:viewBox="0 0 353 251" svg:d="M233 90c0-19 1-47 36-47 24 0 34 19 34 35 0 29-18 41-63 74-54 39-56 70-58 99h171v-43h-109c6-12 23-23 56-46 25-17 53-39 53-82 0-51-39-80-87-80-22 0-81 7-81 90zM0 79h60v172h50v-251h-41c-1 20-13 44-62 44h-7z">
          <text:p/>
        </draw:path>
        <draw:path draw:style-name="gr10" draw:text-style-name="P4" draw:layer="layout" svg:width="0.354cm" svg:height="0.257cm" svg:x="8.406cm" svg:y="10.114cm" svg:viewBox="0 0 355 258" svg:d="M248 142c23 0 56 1 56 35 0 28-17 42-37 42-34 0-38-31-38-44h-48c0 78 65 83 88 83 51 0 86-33 86-81 0-42-29-55-38-58 14-7 30-23 30-48 0-54-44-71-78-71-57 0-84 34-84 82h46c0-9 0-41 35-41 27 0 31 23 31 32 0 32-27 34-42 34h-7zM0 79h59v172h50v-251h-41c-1 19-14 44-61 44h-7z">
          <text:p/>
        </draw:path>
        <draw:path draw:style-name="gr10" draw:text-style-name="P4" draw:layer="layout" svg:width="0.357cm" svg:height="0.25cm" svg:x="11.449cm" svg:y="10.114cm" svg:viewBox="0 0 358 251" svg:d="M358 158h-28v-158h-56l-92 153v43h99v55h49v-55h28zM218 158l63-108h1c0 8-1 47-1 108zM0 79h59v172h49v-251h-40c-1 20-14 44-61 44h-7z">
          <text:p/>
        </draw:path>
        <draw:path draw:style-name="gr10" draw:text-style-name="P4" draw:layer="layout" svg:width="0.354cm" svg:height="0.257cm" svg:x="14.622cm" svg:y="10.114cm" svg:viewBox="0 0 355 258" svg:d="M243 47h102v-43h-138l-17 139 44 2c9-18 26-18 33-18 26 0 37 23 37 45 0 26-14 47-38 47-21 0-32-14-35-35h-49c3 51 42 74 82 74 73 0 91-56 91-90 0-57-43-81-76-81-25 0-36 8-45 14zM0 79h60v172h50v-251h-41c-1 19-14 44-62 44h-7z">
          <text:p/>
        </draw:path>
        <draw:path draw:style-name="gr11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2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1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1" draw:text-style-name="P3" draw:layer="layout" svg:x1="10.553cm" svg:y1="-0.998cm" svg:x2="10.976cm" svg:y2="-0.998cm">
          <text:p/>
        </draw:line>
        <draw:line draw:style-name="gr11" draw:text-style-name="P3" draw:layer="layout" svg:x1="10.764cm" svg:y1="-1.21cm" svg:x2="10.764cm" svg:y2="-0.787cm">
          <text:p/>
        </draw:line>
        <draw:path draw:style-name="gr11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2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2" draw:text-style-name="P3" draw:layer="layout" svg:x1="10.553cm" svg:y1="-0.998cm" svg:x2="10.976cm" svg:y2="-0.998cm">
          <text:p/>
        </draw:line>
        <draw:line draw:style-name="gr12" draw:text-style-name="P3" draw:layer="layout" svg:x1="10.764cm" svg:y1="-1.21cm" svg:x2="10.764cm" svg:y2="-0.787cm">
          <text:p/>
        </draw:line>
        <draw:path draw:style-name="gr13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4" draw:text-style-name="P3" draw:layer="layout" svg:x1="10.659cm" svg:y1="-0.998cm" svg:x2="10.87cm" svg:y2="-0.998cm">
          <text:p/>
        </draw:line>
        <draw:line draw:style-name="gr14" draw:text-style-name="P3" draw:layer="layout" svg:x1="10.764cm" svg:y1="-1.104cm" svg:x2="10.764cm" svg:y2="-0.893cm">
          <text:p/>
        </draw:line>
        <draw:path draw:style-name="gr11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1" draw:text-style-name="P3" draw:layer="layout" svg:x1="10.553cm" svg:y1="28.635cm" svg:x2="10.976cm" svg:y2="28.635cm">
          <text:p/>
        </draw:line>
        <draw:line draw:style-name="gr11" draw:text-style-name="P3" draw:layer="layout" svg:x1="10.764cm" svg:y1="28.423cm" svg:x2="10.764cm" svg:y2="28.847cm">
          <text:p/>
        </draw:line>
        <draw:path draw:style-name="gr11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2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2" draw:text-style-name="P3" draw:layer="layout" svg:x1="10.553cm" svg:y1="28.635cm" svg:x2="10.976cm" svg:y2="28.635cm">
          <text:p/>
        </draw:line>
        <draw:line draw:style-name="gr12" draw:text-style-name="P3" draw:layer="layout" svg:x1="10.764cm" svg:y1="28.423cm" svg:x2="10.764cm" svg:y2="28.847cm">
          <text:p/>
        </draw:line>
        <draw:path draw:style-name="gr13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4" draw:text-style-name="P3" draw:layer="layout" svg:x1="10.659cm" svg:y1="28.635cm" svg:x2="10.87cm" svg:y2="28.635cm">
          <text:p/>
        </draw:line>
        <draw:line draw:style-name="gr14" draw:text-style-name="P3" draw:layer="layout" svg:x1="10.764cm" svg:y1="28.529cm" svg:x2="10.764cm" svg:y2="28.741cm">
          <text:p/>
        </draw:line>
        <draw:path draw:style-name="gr11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1" draw:text-style-name="P3" draw:layer="layout" svg:x1="-1.248cm" svg:y1="13.818cm" svg:x2="-0.824cm" svg:y2="13.818cm">
          <text:p/>
        </draw:line>
        <draw:line draw:style-name="gr11" draw:text-style-name="P3" draw:layer="layout" svg:x1="-1.036cm" svg:y1="13.607cm" svg:x2="-1.036cm" svg:y2="14.03cm">
          <text:p/>
        </draw:line>
        <draw:path draw:style-name="gr11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2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2" draw:text-style-name="P3" draw:layer="layout" svg:x1="-1.248cm" svg:y1="13.818cm" svg:x2="-0.824cm" svg:y2="13.818cm">
          <text:p/>
        </draw:line>
        <draw:line draw:style-name="gr12" draw:text-style-name="P3" draw:layer="layout" svg:x1="-1.036cm" svg:y1="13.607cm" svg:x2="-1.036cm" svg:y2="14.03cm">
          <text:p/>
        </draw:line>
        <draw:path draw:style-name="gr13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4" draw:text-style-name="P3" draw:layer="layout" svg:x1="-1.142cm" svg:y1="13.818cm" svg:x2="-0.93cm" svg:y2="13.818cm">
          <text:p/>
        </draw:line>
        <draw:line draw:style-name="gr14" draw:text-style-name="P3" draw:layer="layout" svg:x1="-1.036cm" svg:y1="13.712cm" svg:x2="-1.036cm" svg:y2="13.924cm">
          <text:p/>
        </draw:line>
        <draw:path draw:style-name="gr11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1" draw:text-style-name="P3" draw:layer="layout" svg:x1="22.353cm" svg:y1="13.818cm" svg:x2="22.777cm" svg:y2="13.818cm">
          <text:p/>
        </draw:line>
        <draw:line draw:style-name="gr11" draw:text-style-name="P3" draw:layer="layout" svg:x1="22.565cm" svg:y1="13.607cm" svg:x2="22.565cm" svg:y2="14.03cm">
          <text:p/>
        </draw:line>
        <draw:path draw:style-name="gr11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2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2" draw:text-style-name="P3" draw:layer="layout" svg:x1="22.353cm" svg:y1="13.818cm" svg:x2="22.777cm" svg:y2="13.818cm">
          <text:p/>
        </draw:line>
        <draw:line draw:style-name="gr12" draw:text-style-name="P3" draw:layer="layout" svg:x1="22.565cm" svg:y1="13.607cm" svg:x2="22.565cm" svg:y2="14.03cm">
          <text:p/>
        </draw:line>
        <draw:path draw:style-name="gr13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4" draw:text-style-name="P3" draw:layer="layout" svg:x1="22.459cm" svg:y1="13.818cm" svg:x2="22.671cm" svg:y2="13.818cm">
          <text:p/>
        </draw:line>
        <draw:line draw:style-name="gr14" draw:text-style-name="P3" draw:layer="layout" svg:x1="22.565cm" svg:y1="13.712cm" svg:x2="22.565cm" svg:y2="13.924cm">
          <text:p/>
        </draw:line>
        <draw:polygon draw:style-name="gr15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5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5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5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5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5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5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5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5" draw:text-style-name="P3" draw:layer="layout" svg:width="0.118cm" svg:height="0.01cm" svg:x="1.24cm" svg:y="28.704cm" svg:viewBox="0 0 119 11" draw:points="0,0 0,11 119,11 119,0">
          <text:p/>
        </draw:polygon>
        <draw:path draw:style-name="gr15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5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5" draw:text-style-name="P3" draw:layer="layout" svg:width="0.054cm" svg:height="0.149cm" svg:x="1.603cm" svg:y="28.539cm" svg:viewBox="0 0 55 150" svg:d="M55 0h-15c-6 24-16 27-40 28v15h34v107h21z">
          <text:p/>
        </draw:path>
        <draw:path draw:style-name="gr15" draw:text-style-name="P3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15" draw:text-style-name="P3" draw:layer="layout" svg:width="0.117cm" svg:height="0.01cm" svg:x="1.817cm" svg:y="28.704cm" svg:viewBox="0 0 118 11" draw:points="0,0 0,11 118,11 118,0">
          <text:p/>
        </draw:polygon>
        <draw:path draw:style-name="gr15" draw:text-style-name="P3" draw:layer="layout" svg:width="0.054cm" svg:height="0.149cm" svg:x="1.956cm" svg:y="28.539cm" svg:viewBox="0 0 55 150" svg:d="M55 0h-14c-6 24-16 27-41 28v15h35v107h20z">
          <text:p/>
        </draw:path>
        <draw:path draw:style-name="gr15" draw:text-style-name="P3" draw:layer="layout" svg:width="0.104cm" svg:height="0.153cm" svg:x="2.059cm" svg:y="28.539cm" svg:viewBox="0 0 105 154" svg:d="M40 80c3 0 6 0 9 0 14 0 36 2 36 27 0 19-14 30-34 30-28 0-31-19-32-34h-19c1 18 6 36 22 44 8 4 17 7 28 7 39 0 55-24 55-49 0-20-11-30-25-35 8-3 19-12 19-31 0-22-17-39-47-39-39 0-48 27-48 49h18c1-11 3-32 29-32 23 0 29 14 29 23 0 19-14 25-30 25-3 0-6-1-10-1z">
          <text:p/>
        </draw:path>
        <draw:path draw:style-name="gr15" draw:text-style-name="P3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15" draw:text-style-name="P3" draw:layer="layout" svg:width="0.052cm" svg:height="0.019cm" svg:x="2.297cm" svg:y="28.62cm" svg:viewBox="0 0 53 20" draw:points="53,0 0,0 0,20 53,20">
          <text:p/>
        </draw:polygon>
        <draw:path draw:style-name="gr15" draw:text-style-name="P3" draw:layer="layout" svg:width="0.055cm" svg:height="0.149cm" svg:x="2.379cm" svg:y="28.539cm" svg:viewBox="0 0 56 150" svg:d="M56 0h-15c-6 24-16 27-41 28v15h36v107h20z">
          <text:p/>
        </draw:path>
        <draw:path draw:style-name="gr15" draw:text-style-name="P3" draw:layer="layout" svg:width="0.105cm" svg:height="0.149cm" svg:x="2.481cm" svg:y="28.539cm" svg:viewBox="0 0 106 150" svg:d="M106 114v-17h-23v-97h-15l-68 94v20h65v36h18v-36zM64 29h1v68h-48z">
          <text:p/>
        </draw:path>
        <draw:path draw:style-name="gr15" draw:text-style-name="P3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15" draw:text-style-name="P3" draw:layer="layout" svg:width="0.022cm" svg:height="0.023cm" svg:x="2.729cm" svg:y="28.665cm" svg:viewBox="0 0 23 24" draw:points="23,0 0,0 0,24 23,24">
          <text:p/>
        </draw:polygon>
        <draw:path draw:style-name="gr15" draw:text-style-name="P3" draw:layer="layout" svg:width="0.019cm" svg:height="0.152cm" svg:x="2.784cm" svg:y="28.536cm" svg:viewBox="0 0 20 153" svg:d="M20 41h-20v112h20zM20 21v-21h-20v21z">
          <text:p/>
        </draw:path>
        <draw:path draw:style-name="gr15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5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5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5" draw:text-style-name="P3" draw:layer="layout" svg:width="0.054cm" svg:height="0.149cm" svg:x="3.368cm" svg:y="28.539cm" svg:viewBox="0 0 55 150" svg:d="M55 0h-14c-6 24-16 27-41 28v15h35v107h20z">
          <text:p/>
        </draw:path>
        <draw:path draw:style-name="gr15" draw:text-style-name="P3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path draw:style-name="gr15" draw:text-style-name="P3" draw:layer="layout" svg:width="0.105cm" svg:height="0.149cm" svg:x="3.587cm" svg:y="28.539cm" svg:viewBox="0 0 106 150" svg:d="M106 114v-17h-21v-97h-16l-69 94v20h66v36h19v-36zM66 29v68h-49z">
          <text:p/>
        </draw:path>
        <draw:frame draw:style-name="gr16" draw:text-style-name="P2" draw:layer="layout" svg:width="10.843cm" svg:height="0.48cm" svg:x="2.722cm" svg:y="2.858cm">
          <draw:text-box>
            <text:p text:style-name="P1"><text:span text:style-name="T1">to the steps outlined on pages 258–259. Label all others with an </text:span><text:span text:style-name="T2">x.</text:span></text:p>
          </draw:text-box>
        </draw:frame>
        <draw:path draw:style-name="gr15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5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5" draw:text-style-name="P3" draw:layer="layout" svg:width="0.066cm" svg:height="0.16cm" svg:x="19.886cm" svg:y="28.532cm" svg:viewBox="0 0 67 161" draw:points="67,0 53,0 0,161 15,161">
          <text:p/>
        </draw:polygon>
        <draw:path draw:style-name="gr15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5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5" draw:text-style-name="P3" draw:layer="layout" svg:width="0.067cm" svg:height="0.16cm" svg:x="20.18cm" svg:y="28.532cm" svg:viewBox="0 0 68 161" draw:points="68,0 54,0 0,161 15,161">
          <text:p/>
        </draw:polygon>
        <draw:path draw:style-name="gr15" draw:text-style-name="P3" draw:layer="layout" svg:width="0.055cm" svg:height="0.149cm" svg:x="20.264cm" svg:y="28.539cm" svg:viewBox="0 0 56 150" svg:d="M56 0h-15c-6 24-16 27-41 28v15h36v107h20z">
          <text:p/>
        </draw:path>
        <draw:path draw:style-name="gr15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5" draw:text-style-name="P3" draw:layer="layout" svg:width="0.102cm" svg:height="0.15cm" svg:x="20.662cm" svg:y="28.542cm" svg:viewBox="0 0 103 151" svg:d="M30 18h63v-18h-77l-11 80 16 1c7-9 17-14 28-14 18 0 33 11 33 33 0 18-12 34-32 34-16 0-29-8-31-25h-19c3 34 28 42 48 42 46 0 55-37 55-53 0-31-26-48-50-48-14 0-23 4-29 9z">
          <text:p/>
        </draw:path>
        <draw:path draw:style-name="gr15" draw:text-style-name="P3" draw:layer="layout" svg:width="0.022cm" svg:height="0.109cm" svg:x="20.791cm" svg:y="28.579cm" svg:viewBox="0 0 23 110" svg:d="M23 87h-23v23h23zM23 0h-23v22h23z">
          <text:p/>
        </draw:path>
        <draw:path draw:style-name="gr15" draw:text-style-name="P3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15" draw:text-style-name="P3" draw:layer="layout" svg:width="0.102cm" svg:height="0.153cm" svg:x="20.957cm" svg:y="28.539cm" svg:viewBox="0 0 103 154" svg:d="M83 76c0 39-10 61-31 61s-31-22-31-61c0-37 10-59 31-59s31 22 31 59zM103 76c0-30-8-76-51-76s-52 46-52 76c0 31 9 78 52 78s51-47 51-78z">
          <text:p/>
        </draw:path>
        <draw:path draw:style-name="gr15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5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7" draw:text-style-name="P6" draw:layer="layout" svg:width="3.401cm" svg:height="0.213cm" svg:x="0.323cm" svg:y="28.534cm">
          <draw:text-box>
            <text:p text:style-name="P1"><text:span text:style-name="T3">kos86760_ch16_133-146.indd <text:s text:c="2"/>134</text:span></text:p>
          </draw:text-box>
        </draw:frame>
        <draw:frame draw:style-name="gr18" draw:text-style-name="P6" draw:layer="layout" svg:width="1.801cm" svg:height="0.213cm" svg:x="19.655cm" svg:y="28.534cm">
          <draw:text-box>
            <text:p text:style-name="P1"><text:span text:style-name="T3">09/01/17 <text:s text:c="2"/>5:00 PM</text:span></text:p>
          </draw:text-box>
        </draw:frame>
        <draw:frame draw:style-name="gr19" draw:text-style-name="P7" draw:layer="layout" svg:width="0.785cm" svg:height="0.48cm" svg:x="4.01cm" svg:y="5.612cm">
          <draw:text-box>
            <text:p text:style-name="P1"><text:span text:style-name="T1">V</text:span><text:span text:style-name="T4">6</text:span><text:span text:style-name="T5">5</text:span><text:span text:style-name="T6">/V</text:span></text:p>
          </draw:text-box>
        </draw:frame>
        <draw:frame draw:style-name="gr20" draw:text-style-name="P7" draw:layer="layout" svg:width="0.925cm" svg:height="0.959cm" svg:x="2.611cm" svg:y="5.612cm">
          <draw:text-box>
            <text:p text:style-name="P1"><text:span text:style-name="T1">GBDF</text:span></text:p>
            <text:p text:style-name="P1"><text:span text:style-name="T6">C</text:span></text:p>
          </draw:text-box>
        </draw:frame>
        <draw:frame draw:style-name="gr21" draw:text-style-name="P7" draw:layer="layout" svg:width="0.726cm" svg:height="0.48cm" svg:x="7.347cm" svg:y="5.613cm">
          <draw:text-box>
            <text:p text:style-name="P1"><text:span text:style-name="T1">V</text:span><text:span text:style-name="T4">7</text:span><text:span text:style-name="T6">/vi</text:span></text:p>
          </draw:text-box>
        </draw:frame>
        <draw:frame draw:style-name="gr22" draw:text-style-name="P7" draw:layer="layout" svg:width="1.449cm" svg:height="0.959cm" svg:x="5.797cm" svg:y="5.613cm">
          <draw:text-box>
            <text:p text:style-name="P1"><text:span text:style-name="T1">G</text:span><text:span text:style-name="T4">#</text:span><text:span text:style-name="T6">B</text:span><text:span text:style-name="T4">#</text:span><text:span text:style-name="T6">D</text:span><text:span text:style-name="T4">#</text:span><text:span text:style-name="T6">F</text:span><text:span text:style-name="T4">#</text:span></text:p>
            <text:p text:style-name="P1"><text:span text:style-name="T6">C</text:span><text:span text:style-name="T4">#</text:span></text:p>
          </draw:text-box>
        </draw:frame>
        <draw:frame draw:style-name="gr23" draw:text-style-name="P7" draw:layer="layout" svg:width="0.366cm" svg:height="0.48cm" svg:x="9.752cm" svg:y="5.614cm">
          <draw:text-box>
            <text:p text:style-name="P1"><text:span text:style-name="T1">X</text:span></text:p>
          </draw:text-box>
        </draw:frame>
        <draw:frame draw:style-name="gr24" draw:text-style-name="P7" draw:layer="layout" svg:width="0.802cm" svg:height="0.48cm" svg:x="9.428cm" svg:y="6.238cm">
          <draw:text-box>
            <text:p text:style-name="P1"><text:span text:style-name="T1">C</text:span><text:span text:style-name="T4">#</text:span><text:span text:style-name="T6">EG</text:span></text:p>
          </draw:text-box>
        </draw:frame>
        <draw:frame draw:style-name="gr21" draw:text-style-name="P9" draw:layer="layout" svg:width="0.726cm" svg:height="0.48cm" svg:x="12.613cm" svg:y="5.605cm">
          <draw:text-box>
            <text:p text:style-name="P8"><text:span text:style-name="T1">V</text:span><text:span text:style-name="T4">7</text:span><text:span text:style-name="T6">/iv</text:span></text:p>
          </draw:text-box>
        </draw:frame>
        <draw:frame draw:style-name="gr25" draw:text-style-name="P9" draw:layer="layout" svg:width="1.069cm" svg:height="0.959cm" svg:x="12.472cm" svg:y="6.238cm">
          <draw:text-box>
            <text:p text:style-name="P8"><text:span text:style-name="T1">EG</text:span><text:span text:style-name="T4">#</text:span><text:span text:style-name="T6">BD</text:span></text:p>
            <text:p text:style-name="P8"><text:span text:style-name="T6">A</text:span></text:p>
          </draw:text-box>
        </draw:frame>
        <draw:frame draw:style-name="gr21" draw:text-style-name="P9" draw:layer="layout" svg:width="0.726cm" svg:height="0.48cm" svg:x="15.683cm" svg:y="5.605cm">
          <draw:text-box>
            <text:p text:style-name="P8"><text:span text:style-name="T1">X</text:span></text:p>
          </draw:text-box>
        </draw:frame>
        <draw:frame draw:style-name="gr26" draw:text-style-name="P9" draw:layer="layout" svg:width="1.154cm" svg:height="0.959cm" svg:x="15.542cm" svg:y="6.238cm">
          <draw:text-box>
            <text:p text:style-name="P8"><text:span text:style-name="T1">AC</text:span><text:span text:style-name="T4">#</text:span><text:span text:style-name="T1">E</text:span><text:span text:style-name="T4">b</text:span><text:span text:style-name="T1">G</text:span></text:p>
            <text:p text:style-name="P8"><text:span text:style-name="T6">A</text:span></text:p>
          </draw:text-box>
        </draw:frame>
        <draw:frame draw:style-name="gr27" draw:text-style-name="P7" draw:layer="layout" svg:width="0.637cm" svg:height="0.48cm" svg:x="3.715cm" svg:y="8.815cm">
          <draw:text-box>
            <text:p text:style-name="P1"><text:span text:style-name="T1">V</text:span><text:span text:style-name="T4">7</text:span><text:span text:style-name="T6">/ii</text:span></text:p>
          </draw:text-box>
        </draw:frame>
        <draw:frame draw:style-name="gr28" draw:text-style-name="P7" draw:layer="layout" svg:width="1.026cm" svg:height="0.959cm" svg:x="3.541cm" svg:y="9.369cm">
          <draw:text-box>
            <text:p text:style-name="P1"><text:span text:style-name="T1">CEGB</text:span><text:span text:style-name="T4">b</text:span></text:p>
            <text:p text:style-name="P1"><text:span text:style-name="T6">F</text:span></text:p>
          </draw:text-box>
        </draw:frame>
        <draw:frame draw:style-name="gr29" draw:text-style-name="P7" draw:layer="layout" svg:width="0.929cm" svg:height="0.48cm" svg:x="6.72cm" svg:y="8.816cm">
          <draw:text-box>
            <text:p text:style-name="P1"><text:span text:style-name="T1">V</text:span><text:span text:style-name="T4">6</text:span><text:span text:style-name="T5">5</text:span><text:span text:style-name="T6">/III</text:span></text:p>
          </draw:text-box>
        </draw:frame>
        <draw:frame draw:style-name="gr25" draw:text-style-name="P7" draw:layer="layout" svg:width="1.069cm" svg:height="0.959cm" svg:x="6.666cm" svg:y="9.37cm">
          <draw:text-box>
            <text:p text:style-name="P1"><text:span text:style-name="T6">G</text:span><text:span text:style-name="T4">#</text:span><text:span text:style-name="T6">BDE</text:span></text:p>
            <text:p text:style-name="P1"><text:span text:style-name="T1">A</text:span></text:p>
          </draw:text-box>
        </draw:frame>
        <draw:frame draw:style-name="gr19" draw:text-style-name="P7" draw:layer="layout" svg:width="0.785cm" svg:height="0.48cm" svg:x="9.893cm" svg:y="8.817cm">
          <draw:text-box>
            <text:p text:style-name="P1"><text:span text:style-name="T1">V</text:span><text:span text:style-name="T4">4</text:span><text:span text:style-name="T5">2</text:span><text:span text:style-name="T6">/V</text:span></text:p>
          </draw:text-box>
        </draw:frame>
        <draw:frame draw:style-name="gr25" draw:text-style-name="P7" draw:layer="layout" svg:width="1.069cm" svg:height="0.959cm" svg:x="9.719cm" svg:y="9.371cm">
          <draw:text-box>
            <text:p text:style-name="P1"><text:span text:style-name="T1">DEG</text:span><text:span text:style-name="T4">#</text:span><text:span text:style-name="T6">B</text:span></text:p>
            <text:p text:style-name="P1"><text:span text:style-name="T6">A</text:span></text:p>
          </draw:text-box>
        </draw:frame>
        <draw:frame draw:style-name="gr30" draw:text-style-name="P7" draw:layer="layout" svg:width="0.84cm" svg:height="0.48cm" svg:x="12.914cm" svg:y="8.818cm">
          <draw:text-box>
            <text:p text:style-name="P1"><text:span text:style-name="T1">V</text:span><text:span text:style-name="T4">4</text:span><text:span text:style-name="T5">3</text:span><text:span text:style-name="T6">/iii</text:span></text:p>
          </draw:text-box>
        </draw:frame>
        <draw:frame draw:style-name="gr25" draw:text-style-name="P7" draw:layer="layout" svg:width="1.069cm" svg:height="0.959cm" svg:x="12.74cm" svg:y="9.372cm">
          <draw:text-box>
            <text:p text:style-name="P1"><text:span text:style-name="T1">BDEG</text:span><text:span text:style-name="T4">#</text:span></text:p>
            <text:p text:style-name="P1"><text:span text:style-name="T6">A</text:span></text:p>
          </draw:text-box>
        </draw:frame>
        <draw:frame draw:style-name="gr31" draw:text-style-name="P7" draw:layer="layout" svg:width="0.789cm" svg:height="0.48cm" svg:x="15.888cm" svg:y="8.819cm">
          <draw:text-box>
            <text:p text:style-name="P1"><text:span text:style-name="T1">V</text:span><text:span text:style-name="T4">7</text:span><text:span text:style-name="T6">/VI</text:span></text:p>
          </draw:text-box>
        </draw:frame>
        <draw:frame draw:style-name="gr32" draw:text-style-name="P7" draw:layer="layout" svg:width="1.319cm" svg:height="0.959cm" svg:x="15.714cm" svg:y="9.373cm">
          <draw:text-box>
            <text:p text:style-name="P1"><text:span text:style-name="T1">E</text:span><text:span text:style-name="T4">b</text:span><text:span text:style-name="T1">GB</text:span><text:span text:style-name="T4">b</text:span><text:span text:style-name="T6">D</text:span><text:span text:style-name="T4">b</text:span></text:p>
            <text:p text:style-name="P1"><text:span text:style-name="T6">A</text:span></text:p>
          </draw:text-box>
        </draw:frame>
        <draw:frame draw:style-name="gr33" draw:text-style-name="P7" draw:layer="layout" svg:width="0.903cm" svg:height="0.48cm" svg:x="4.118cm" svg:y="11.969cm">
          <draw:text-box>
            <text:p text:style-name="P1"><text:span text:style-name="T1">V</text:span><text:span text:style-name="T4">6</text:span><text:span text:style-name="T5">5</text:span><text:span text:style-name="T6">/IV</text:span></text:p>
          </draw:text-box>
        </draw:frame>
        <draw:frame draw:style-name="gr28" draw:text-style-name="P7" draw:layer="layout" svg:width="1.026cm" svg:height="0.959cm" svg:x="3.944cm" svg:y="12.523cm">
          <draw:text-box>
            <text:p text:style-name="P1"><text:span text:style-name="T1">C</text:span><text:span text:style-name="T4">#</text:span><text:span text:style-name="T6">EGA</text:span></text:p>
            <text:p text:style-name="P1"><text:span text:style-name="T6">D</text:span></text:p>
          </draw:text-box>
        </draw:frame>
        <draw:frame draw:style-name="gr27" draw:text-style-name="P7" draw:layer="layout" svg:width="0.637cm" svg:height="0.48cm" svg:x="7cm" svg:y="11.97cm">
          <draw:text-box>
            <text:p text:style-name="P1"><text:span text:style-name="T1">X</text:span></text:p>
          </draw:text-box>
        </draw:frame>
        <draw:frame draw:style-name="gr34" draw:text-style-name="P7" draw:layer="layout" svg:width="1.187cm" svg:height="0.959cm" svg:x="6.826cm" svg:y="12.524cm">
          <draw:text-box>
            <text:p text:style-name="P1"><text:span text:style-name="T1">G</text:span><text:span text:style-name="T4">#</text:span><text:span text:style-name="T6">BDF</text:span><text:span text:style-name="T4">#</text:span></text:p>
            <text:p text:style-name="P1"><text:span text:style-name="T6">C</text:span><text:span text:style-name="T4">#</text:span></text:p>
          </draw:text-box>
        </draw:frame>
        <draw:frame draw:style-name="gr30" draw:text-style-name="P7" draw:layer="layout" svg:width="0.84cm" svg:height="0.48cm" svg:x="9.951cm" svg:y="11.971cm">
          <draw:text-box>
            <text:p text:style-name="P1"><text:span text:style-name="T1">V</text:span><text:span text:style-name="T4">4</text:span><text:span text:style-name="T5">2</text:span><text:span text:style-name="T6">/iv</text:span></text:p>
          </draw:text-box>
        </draw:frame>
        <draw:frame draw:style-name="gr35" draw:text-style-name="P7" draw:layer="layout" svg:width="1.017cm" svg:height="0.959cm" svg:x="9.777cm" svg:y="12.525cm">
          <draw:text-box>
            <text:p text:style-name="P1"><text:span text:style-name="T1">CDF</text:span><text:span text:style-name="T4">#</text:span><text:span text:style-name="T6">A</text:span></text:p>
            <text:p text:style-name="P1"><text:span text:style-name="T6">G</text:span></text:p>
          </draw:text-box>
        </draw:frame>
        <draw:frame draw:style-name="gr36" draw:text-style-name="P7" draw:layer="layout" svg:width="0.751cm" svg:height="0.48cm" svg:x="13.009cm" svg:y="11.972cm">
          <draw:text-box>
            <text:p text:style-name="P1"><text:span text:style-name="T1">V</text:span><text:span text:style-name="T4">4</text:span><text:span text:style-name="T5">2</text:span><text:span text:style-name="T6">/ii</text:span></text:p>
          </draw:text-box>
        </draw:frame>
        <draw:frame draw:style-name="gr20" draw:text-style-name="P7" draw:layer="layout" svg:width="0.925cm" svg:height="0.959cm" svg:x="12.835cm" svg:y="12.526cm">
          <draw:text-box>
            <text:p text:style-name="P1"><text:span text:style-name="T1">FGBD</text:span></text:p>
            <text:p text:style-name="P1"><text:span text:style-name="T6">C</text:span></text:p>
          </draw:text-box>
        </draw:frame>
        <draw:frame draw:style-name="gr30" draw:text-style-name="P7" draw:layer="layout" svg:width="0.84cm" svg:height="0.48cm" svg:x="15.896cm" svg:y="11.973cm">
          <draw:text-box>
            <text:p text:style-name="P1"><text:span text:style-name="T1">V</text:span><text:span text:style-name="T4">6</text:span><text:span text:style-name="T5">5</text:span><text:span text:style-name="T6">/vi</text:span></text:p>
          </draw:text-box>
        </draw:frame>
        <draw:frame draw:style-name="gr37" draw:text-style-name="P7" draw:layer="layout" svg:width="1.157cm" svg:height="0.959cm" svg:x="15.722cm" svg:y="12.527cm">
          <draw:text-box>
            <text:p text:style-name="P1"><text:span text:style-name="T1">D</text:span><text:span text:style-name="T4">#</text:span><text:span text:style-name="T6">F</text:span><text:span text:style-name="T4">#</text:span><text:span text:style-name="T6">AB</text:span></text:p>
            <text:p text:style-name="P1"><text:span text:style-name="T6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22T10:44:42.082666179</dc:date>
    <meta:editing-duration>PT11H10M19S</meta:editing-duration>
    <meta:editing-cycles>4</meta:editing-cycles>
    <meta:document-statistic meta:object-count="28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4000900c100b90037008a004a005200ae005f00a400ec00100008000f0086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Ow2CaLy2SS3d2Dnu+Hx6Aph673FHoWmEz0ci1HRE0sKjimEPbi7OqzEClgkhr7QA
vPuBghm+oGzWVD0GEjG0B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/RKj0P4jF0OSXt/yPVTEI0xFQytTFKLUUAcigSLqfZQscsnj9cpkuFxGSTO4qw2l
+tkVK4DQ0R0i0okQMP5/rA==</DigestValue>
      </Reference>
      <Reference URI="Thumbnails/thumbnail.png">
        <DigestMethod Algorithm="http://www.w3.org/2001/04/xmlenc#sha512"/>
        <DigestValue>U8ixHvSvuLidvTmsAlmG3EWGST9eDjsi1qO0hD1AB/FW7CzwiYoZgF0i9rA+48jH
W19g4EVEONeCEzi4j3+BU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BxEneHIPqZDc98xTJ4jiKCogjrwSzKOlA14u8PFF1gz/zas7I7fhfpTgSnh0GNJj
ACHCMaiassHJfqARxQLp0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/v/ccopR27lGLAqDGRZw+8+6N5KsMFrmu1E3bvmQTWvdlOVUQx2y6ivHOSDOGKgx
hRRSZvUr3tru0jQORqwYzQ==</DigestValue>
      </Reference>
      <Reference URI="#ID_008000a4008e009f00c100f90048002000a600cc0016001a00a5001b00d1006a">
        <DigestMethod Algorithm="http://www.w3.org/2001/04/xmlenc#sha512"/>
        <DigestValue>DJOnhPvokXgQH46ARO+hDUL9/29Z1z1hE8vH6aXHTfBmviU6dMsaN8b5xK1FR0Pw
1XMJ0tJq23Si0xPZEE3XMA==</DigestValue>
      </Reference>
      <Reference URI="#idSignedProperties_ID_0054000900c100b90037008a004a005200ae005f00a400ec00100008000f0086" Type="http://uri.etsi.org/01903#SignedProperties">
        <DigestMethod Algorithm="http://www.w3.org/2001/04/xmlenc#sha512"/>
        <DigestValue>vJnk0IexQ45focrc2JbYr4tWtZWFVXgzUfjWAUSvT7sj69RXNOtORNyJUJ90tz5a
jBZsx3+0rURsn7v20UyckA==</DigestValue>
      </Reference>
    </SignedInfo>
    <SignatureValue>iQGzBAABCAAdFiEEeroOr0dzJZW8bXBaK+Pgotj5j6UFAmI5OBwACgkQK+Pgotj5j6WNUQv/TlLqUXZ
SuQ/I1Nz0WQgwD2RAqR05pqZbIhCH0yG9/5GVigcaHI1LHjvo7vvmbc/4m3DNql+sq91tKmoSHuGoiz
PJwvz0gYiUSQDCqxMPIVW3ZuCZLuyzb3bDS2iv21FLBRaT0EI6WvtU6695Kt7TlMw7Ic+/H95iAPYlQ
ByXS8PhIYzZ5tJyQqAfo5lHKI/avlAsl+6szHPhg7Tv28KBPt3E9jxj7RN3JWBQ6pnwIDCjzmYGSi/Q
09Qp7SyU4eD/SzZedhe43eq17K/dYw4gkzTQre6mbcF2/QFpadhmkkm0Rlqo3h4Ggm+jQ2NrPIirX7U
Z45C3X3cGRdMe+rvE00LkNRdH0o9OAfCsvNBTOgxVSt8/WwALw0B+VJgbYFgCg7t5EEiWuZ9Z4dZ5Hu
FzD4AFfrWvjg5KIWsuBGB8eW3CThIz44df3yqiY5C2lPidBT3N0snf6lhOc0U2tjsRKooMbXfJxoqK4
BG5zYp7ZW427Mp6QcmV6T/jA8JQz8l3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8000a4008e009f00c100f90048002000a600cc0016001a00a5001b00d1006a" Target="#ID_0054000900c100b90037008a004a005200ae005f00a400ec00100008000f0086">
          <dc:date xmlns:dc="http://purl.org/dc/elements/1.1/">2022-03-22T10:44:44.670451949</dc:date>
        </SignatureProperty>
      </SignatureProperties>
    </Object>
    <Object xmlns:xd="http://uri.etsi.org/01903/v1.3.2#">
      <xd:QualifyingProperties Target="#ID_0054000900c100b90037008a004a005200ae005f00a400ec00100008000f0086">
        <xd:SignedProperties Id="idSignedProperties_ID_0054000900c100b90037008a004a005200ae005f00a400ec00100008000f0086">
          <xd:SignedSignatureProperties>
            <xd:SigningTime>2022-03-22T10:44:44.670451949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54000900c100b90037008a004a005200ae005f00a400ec00100008000f0086">
          <xd:UnsignedSignatureProperties>
            <xd:CertificateValues/>
          </xd:UnsignedSignatureProperties>
        </xd:UnsignedProperties>
      </xd:QualifyingProperties>
    </Object>
  </Signature>
</document-signatures>
</file>